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 Pゴシック1" svg:font-family="'MS  Pゴシック'"/>
    <style:font-face style:name="MSPゴシック" svg:font-family="MSPゴシック"/>
    <style:font-face style:name="Arial Unicode MS1" svg:font-family="'Arial Unicode MS'" style:font-family-generic="swiss"/>
    <style:font-face style:name="MS  Pゴシック" svg:font-family="'MS  Pゴシック'" style:font-family-generic="swiss"/>
    <style:font-face style:name="MSPゴシック1" svg:font-family="MSPゴシック" style:font-family-generic="swiss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language-asian="ja" style:country-asian="JP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5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6" style:family="paragraph">
      <style:paragraph-properties fo:text-align="center"/>
      <style:text-properties style:font-name="MSPゴシック"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style:font-name="MSPゴシック1" fo:font-size="12pt" style:font-name-asian="MSPゴシック1" style:font-size-asian="12pt" style:font-size-complex="12pt"/>
    </style:style>
    <style:style style:name="P9" style:family="paragraph">
      <style:paragraph-properties fo:text-align="center"/>
      <style:text-properties style:font-name="MS  Pゴシック" style:font-name-asian="MS  Pゴシック"/>
    </style:style>
    <style:style style:name="P10" style:family="paragraph">
      <style:paragraph-properties fo:text-align="center"/>
      <style:text-properties style:font-name="MS  Pゴシック" fo:font-size="10pt" style:font-name-asian="MS  Pゴシック" style:font-size-asian="10pt" style:font-size-complex="10pt"/>
    </style:style>
    <style:style style:name="P11" style:family="paragraph">
      <style:paragraph-properties fo:text-align="center"/>
      <style:text-properties style:font-name="MSPゴシック"/>
    </style:style>
    <style:style style:name="P12" style:family="paragraph">
      <style:paragraph-properties fo:text-align="center"/>
      <style:text-properties style:font-name="ＭＳ Ｐゴシック1"/>
    </style:style>
    <style:style style:name="P13" style:family="paragraph">
      <style:text-properties style:font-name="MS  Pゴシック"/>
    </style:style>
    <style:style style:name="P14" style:family="paragraph">
      <style:paragraph-properties fo:text-align="center"/>
      <style:text-properties style:font-name="ＭＳ Ｐゴシック2"/>
    </style:style>
    <style:style style:name="P15" style:family="paragraph">
      <style:paragraph-properties fo:text-align="center"/>
      <style:text-properties style:font-name="ＭＳ Ｐゴシック2" fo:font-size="10pt" style:font-name-asian="ＭＳ Ｐゴシック2" style:font-size-asian="10pt" style:font-size-complex="10pt"/>
    </style:style>
    <style:style style:name="P16" style:family="paragraph">
      <style:paragraph-properties fo:text-align="center"/>
      <style:text-properties style:font-name="MS  Pゴシック1" style:font-name-asian="MS  Pゴシック1"/>
    </style:style>
    <style:style style:name="P17" style:family="paragraph">
      <style:paragraph-properties fo:text-align="center"/>
      <style:text-properties style:font-name="MS  Pゴシック1" fo:font-size="10pt" style:font-name-asian="MS  Pゴシック1" style:font-size-asian="10pt" style:font-size-complex="10pt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 fo:font-size="12pt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MS  Pゴシック" fo:font-size="10pt" style:font-name-asian="MS  Pゴシック" style:font-size-asian="10pt" style:font-size-complex="10pt"/>
    </style:style>
    <style:style style:name="T8" style:family="text">
      <style:text-properties style:font-name="MSPゴシック"/>
    </style:style>
    <style:style style:name="T9" style:family="text">
      <style:text-properties style:font-name="ＭＳ Ｐゴシック1"/>
    </style:style>
    <style:style style:name="T10" style:family="text">
      <style:text-properties style:font-name="MS  Pゴシック"/>
    </style:style>
    <style:style style:name="T11" style:family="text">
      <style:text-properties style:font-name="ＭＳ Ｐゴシック2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MS  Pゴシック1" fo:font-size="10pt" style:font-name-asian="MS  Pゴシック1" style:font-size-asian="10pt" style:font-size-complex="10pt"/>
    </style:style>
    <style:style style:name="T14" style:family="text">
      <style:text-properties style:font-name="MS  Pゴシック" fo:font-size="10pt" style:font-name-asian="ＭＳ Ｐゴシック2" style:font-size-asian="10pt" style:font-size-complex="10pt"/>
    </style:style>
    <style:style style:name="T15" style:family="text">
      <style:text-properties style:font-name="ＭＳ Ｐゴシック2" fo:font-size="10pt" style:font-name-asian="ＭＳ Ｐゴシック2" style:font-size-asian="10pt" style:font-size-complex="10pt"/>
    </style:style>
    <style:style style:name="T16" style:family="text">
      <style:text-properties style:font-name="MS  Pゴシック1" fo:font-size="10pt" style:font-name-asian="ＭＳ Ｐゴシック2" style:font-size-asian="10pt" style:font-size-complex="10pt"/>
    </style:style>
    <style:style style:name="T17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4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05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9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3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16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3cm" fo:min-width="7.844cm" style:run-through="foreground"/>
    </style:style>
    <style:style style:name="gr1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1cm" fo:min-width="7.84cm" style:run-through="foreground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03cm" fo:min-width="8.4cm" style:run-through="foreground"/>
    </style:style>
    <style:style style:name="gr2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91cm" fo:min-width="8.396cm" style:run-through="foreground"/>
    </style:style>
    <style:style style:name="gr25" style:family="graphic">
      <style:graphic-properties draw:stroke="none" svg:stroke-color="#000000" draw:marker-end="Arrow" draw:fill="none" draw:fill-color="#ffffff" fo:min-height="2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61cm" fo:min-width="7.844cm" style:run-through="foreground"/>
    </style:style>
    <style:style style:name="gr2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49cm" fo:min-width="7.84cm" style:run-through="foreground"/>
    </style:style>
    <style:style style:name="gr2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7.855cm" style:run-through="foreground"/>
    </style:style>
    <style:style style:name="gr3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7.851cm" style:run-through="foreground"/>
    </style:style>
    <style:style style:name="gr31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66cm" fo:min-width="7.844cm" style:run-through="foreground"/>
    </style:style>
    <style:style style:name="gr3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55cm" fo:min-width="7.84cm" style:run-through="foreground"/>
    </style:style>
    <style:style style:name="gr3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95cm" fo:min-width="7.844cm" style:run-through="foreground"/>
    </style:style>
    <style:style style:name="gr3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86cm" fo:min-width="7.84cm" style:run-through="foreground"/>
    </style:style>
    <style:style style:name="gr3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3cm" fo:min-width="10.61cm" style:run-through="foreground"/>
    </style:style>
    <style:style style:name="gr3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1cm" fo:min-width="10.606cm" style:run-through="foreground"/>
    </style:style>
    <style:style style:name="gr3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2.057cm" fo:min-width="7.844cm" style:run-through="foreground"/>
    </style:style>
    <style:style style:name="gr3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2.028cm" fo:min-width="7.84cm" style:run-through="foreground"/>
    </style:style>
    <style:style style:name="gr40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0.8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29cm" fo:min-width="7.844cm" style:run-through="foreground"/>
    </style:style>
    <style:style style:name="gr4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22cm" fo:min-width="7.84cm" style:run-through="foreground"/>
    </style:style>
    <style:style style:name="gr4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76cm" fo:min-width="8.363cm" style:run-through="foreground"/>
    </style:style>
    <style:style style:name="gr4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62cm" fo:min-width="8.359cm" style:run-through="foreground"/>
    </style:style>
    <style:style style:name="gr4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8.244cm" style:run-through="foreground"/>
    </style:style>
    <style:style style:name="gr4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8.241cm" style:run-through="foreground"/>
    </style:style>
    <style:style style:name="gr4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98cm" fo:min-width="7.844cm" style:run-through="foreground"/>
    </style:style>
    <style:style style:name="gr4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87cm" fo:min-width="7.84cm" style:run-through="foreground"/>
    </style:style>
    <style:style style:name="gr5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445cm" fo:min-width="7.844cm" style:run-through="foreground"/>
    </style:style>
    <style:style style:name="gr5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425cm" fo:min-width="7.84cm" style:run-through="foreground"/>
    </style:style>
    <style:style style:name="gr5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10.224cm" style:run-through="foreground"/>
    </style:style>
    <style:style style:name="gr5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10.22cm" style:run-through="foreground"/>
    </style:style>
    <style:style style:name="gr5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03cm" fo:min-width="10.587cm" style:run-through="foreground"/>
    </style:style>
    <style:style style:name="gr5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91cm" fo:min-width="10.582cm" style:run-through="foreground"/>
    </style:style>
    <style:style style:name="gr5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418cm" fo:min-width="10.224cm" style:run-through="foreground"/>
    </style:style>
    <style:style style:name="gr5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413cm" fo:min-width="10.22cm" style:run-through="foreground"/>
    </style:style>
    <style:style style:name="gr5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446cm" fo:min-width="10.224cm" style:run-through="foreground"/>
    </style:style>
    <style:style style:name="gr5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441cm" fo:min-width="10.22cm" style:run-through="foreground"/>
    </style:style>
    <style:style style:name="gr6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82cm" fo:min-width="7.844cm" style:run-through="foreground"/>
    </style:style>
    <style:style style:name="gr6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1cm" fo:min-width="7.8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60" draw:style-name="gr1"><draw:custom-shape draw:style-name="gr29" draw:text-style-name="P4" svg:width="7.855cm" svg:height="0.535cm" svg:x="7.244cm" svg:y="14.3cm"><text:p text:style-name="P3"><text:span text:style-name="T1">createCheckProductCodeDialo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5" svg:width="7.852cm" svg:height="0.532cm" svg:x="7.244cm" svg:y="14.834cm"><text:p text:style-name="P3"><text:span text:style-name="T2">商品レコード上書き確認ダイアログ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" draw:style-name="gr1"><draw:custom-shape draw:style-name="gr29" draw:text-style-name="P4" svg:width="7.855cm" svg:height="0.535cm" svg:x="7.108cm" svg:y="12.268cm"><text:p text:style-name="P3"><text:span text:style-name="T1">createProductEditDialo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5" svg:width="7.852cm" svg:height="0.532cm" svg:x="7.108cm" svg:y="12.802cm"><text:p text:style-name="P3"><text:span text:style-name="T2">商品情報の追加・編集のダイアログ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" draw:style-name="gr1"><draw:custom-shape draw:style-name="gr29" draw:text-style-name="P4" svg:width="7.855cm" svg:height="0.535cm" svg:x="7.108cm" svg:y="10.291cm"><text:p text:style-name="P3"><text:span text:style-name="T1">callList('fig5-1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0" svg:width="7.852cm" svg:height="0.532cm" svg:x="7.108cm" svg:y="10.825cm"><text:p text:style-name="P9"><text:span text:style-name="T7">fig5-1 </text:span><text:span text:style-name="T7">リストを生成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1"><draw:custom-shape draw:style-name="gr2" draw:text-style-name="P4" svg:width="7.855cm" svg:height="0.622cm" svg:x="6.722cm" svg:y="16.17cm"><text:p text:style-name="P3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7.852cm" svg:height="0.616cm" svg:x="6.722cm" svg:y="16.791cm"><text:p text:style-name="P3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2" draw:style-name="gr1"><draw:custom-shape draw:style-name="gr29" draw:text-style-name="P4" svg:width="7.855cm" svg:height="0.535cm" svg:x="6.551cm" svg:y="8.313cm"><text:p text:style-name="P3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0" svg:width="7.852cm" svg:height="0.532cm" svg:x="6.551cm" svg:y="8.847cm"><text:p text:style-name="P9"><text:span text:style-name="T7">JavaScript</text:span><text:span text:style-name="T7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4" svg:width="7.859cm" svg:height="0.66cm" svg:x="5.623cm" svg:y="4.277cm"><text:p text:style-name="P3"><text:span text:style-name="T1">div id=contai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" draw:text-style-name="P5" svg:width="7.855cm" svg:height="0.652cm" svg:x="5.623cm" svg:y="4.937cm"><text:p text:style-name="P3"><text:span text:style-name="T2">画面の幅にあわせて伸縮する、ページの枠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4" svg:width="7.855cm" svg:height="0.622cm" svg:x="5.315cm" svg:y="2.214cm"><text:p text:style-name="P3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7.852cm" svg:height="0.616cm" svg:x="5.315cm" svg:y="2.835cm"><text:p text:style-name="P3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64" draw:style-name="gr31" draw:text-style-name="P13" svg:width="1.227cm" svg:height="0.585cm" svg:x="13.873cm" svg:y="15.365cm"><draw:text-box><text:p><text:span text:style-name="T10">fig77</text:span></text:p></draw:text-box></draw:frame><draw:frame text:anchor-type="paragraph" draw:z-index="63" draw:style-name="gr31" draw:text-style-name="P13" svg:width="1.227cm" svg:height="0.585cm" svg:x="13.734cm" svg:y="11.356cm"><draw:text-box><text:p><text:span text:style-name="T10">fig52</text:span></text:p></draw:text-box></draw:frame><draw:frame text:anchor-type="paragraph" draw:z-index="62" draw:style-name="gr31" draw:text-style-name="P13" svg:width="1.227cm" svg:height="0.585cm" svg:x="13.734cm" svg:y="13.333cm"><draw:text-box><text:p><text:span text:style-name="T10">fig79</text:span></text:p></draw:text-box></draw:frame><draw:line text:anchor-type="paragraph" draw:z-index="61" draw:style-name="gr6" draw:text-style-name="P7" svg:x1="10.816cm" svg:y1="15.397cm" svg:x2="10.816cm" svg:y2="16.288cm"><text:p/></draw:line><draw:line text:anchor-type="paragraph" draw:z-index="59" draw:style-name="gr6" draw:text-style-name="P7" svg:x1="10.87cm" svg:y1="13.365cm" svg:x2="10.87cm" svg:y2="14.256cm"><text:p/></draw:line><draw:line text:anchor-type="paragraph" draw:z-index="57" draw:style-name="gr6" draw:text-style-name="P7" svg:x1="10.87cm" svg:y1="11.388cm" svg:x2="10.87cm" svg:y2="12.279cm"><text:p/></draw:line><draw:line text:anchor-type="paragraph" draw:z-index="55" draw:style-name="gr6" draw:text-style-name="P7" svg:x1="10.306cm" svg:y1="17.406cm" svg:x2="10.306cm" svg:y2="18.297cm"><text:p/></draw:line><draw:line text:anchor-type="paragraph" draw:z-index="53" draw:style-name="gr6" draw:text-style-name="P7" svg:x1="10.313cm" svg:y1="9.41cm" svg:x2="10.313cm" svg:y2="10.301cm"><text:p/></draw:line><draw:circle text:anchor-type="paragraph" draw:z-index="41" draw:style-name="gr26" draw:text-style-name="P12" svg:width="1.19cm" svg:height="1.19cm" svg:x="9.726cm" svg:y="18.366cm"><text:p text:style-name="P3"><text:span text:style-name="T9">A</text:span></text:p></draw:circle><draw:line text:anchor-type="paragraph" draw:z-index="1" draw:style-name="gr4" draw:text-style-name="P3" svg:x1="4.916cm" svg:y1="-0.191cm" svg:x2="4.916cm" svg:y2="23.659cm"><text:p/></draw:line><draw:custom-shape text:anchor-type="paragraph" draw:z-index="2" draw:style-name="gr5" draw:text-style-name="P6" svg:width="2.412cm" svg:height="1.177cm" svg:x="5.385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6" draw:text-style-name="P7" svg:x1="6.581cm" svg:y1="1.323cm" svg:x2="6.581cm" svg:y2="2.214cm"><text:p/></draw:line><draw:frame text:anchor-type="paragraph" draw:z-index="4" draw:style-name="gr7" draw:text-style-name="P8" svg:width="4.931cm" svg:height="14.396cm" svg:x="-0.014cm" svg:y="0.265cm"><draw:text-box><text:p><text:span text:style-name="T4">ファイル名</text:span></text:p><text:p><text:span text:style-name="T4">　</text:span><text:span text:style-name="T4">fig5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6" draw:style-name="gr6" draw:text-style-name="P7" svg:x1="9.264cm" svg:y1="3.45cm" svg:x2="9.25cm" svg:y2="4.277cm"><text:p/></draw:line><draw:line text:anchor-type="paragraph" draw:z-index="8" draw:style-name="gr6" draw:text-style-name="P7" svg:x1="9.578cm" svg:y1="5.588cm" svg:x2="9.578cm" svg:y2="6.336cm"><text:p/></draw:line><draw:line text:anchor-type="paragraph" draw:z-index="11" draw:style-name="gr6" draw:text-style-name="P7" svg:x1="10.037cm" svg:y1="7.484cm" svg:x2="10.037cm" svg:y2="8.232cm"><text:p/></draw:line></text:p>
      <text:p text:style-name="P2"><draw:g text:anchor-type="paragraph" draw:z-index="43" draw:style-name="gr1"><draw:custom-shape draw:style-name="gr20" draw:text-style-name="P4" svg:width="7.845cm" svg:height="0.632cm" svg:x="8.001cm" svg:y="10.095cm"><text:p text:style-name="P3"><text:span text:style-name="T5">span id=disp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8.001cm" svg:y="10.73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5" draw:style-name="gr1"><draw:custom-shape draw:style-name="gr27" draw:text-style-name="P4" svg:width="7.845cm" svg:height="0.962cm" svg:x="8.001cm" svg:y="12.217cm"><text:p text:style-name="P3"><text:span text:style-name="T5">button class= button close-button</text:span></text:p><text:p text:style-name="P3"><text:span text:style-name="T5"><text:s/></text:span><text:span text:style-name="T5">value=</text:span><text:span text:style-name="T5">戻る </text:span><text:span text:style-name="T5">name=fig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8" draw:text-style-name="P5" svg:width="7.841cm" svg:height="0.95cm" svg:x="8.001cm" svg:y="13.184cm"><text:p text:style-name="P5">閉じるボタン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7" draw:style-name="gr1"><draw:custom-shape draw:style-name="gr20" draw:text-style-name="P4" svg:width="7.845cm" svg:height="0.632cm" svg:x="8.086cm" svg:y="15.005cm"><text:p text:style-name="P3"><text:span text:style-name="T5">button class=button setting-butto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8.086cm" svg:y="15.64cm"><text:p text:style-name="P5">リンクのリストダイアログを出すボタン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" draw:style-name="gr1"><draw:custom-shape draw:style-name="gr10" draw:text-style-name="P4" svg:width="7.845cm" svg:height="0.578cm" svg:x="7.396cm" svg:y="8.158cm"><text:p text:style-name="P3"><text:span text:style-name="T1">div id=header-buttons <text:s/>class=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396cm" svg:y="8.737cm"><text:p text:style-name="P3"><text:span text:style-name="T2">ヘッダーのボタン群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4" svg:width="7.845cm" svg:height="0.865cm" svg:x="7.438cm" svg:y="5.569cm"><text:p text:style-name="P3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5" svg:width="7.841cm" svg:height="0.853cm" svg:x="7.438cm" svg:y="6.437cm"><text:p text:style-name="P3"><text:span text:style-name="T2">ページのタイトル</text:span></text:p><text:p text:style-name="P3"><text:span text:style-name="T6">「商品管理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" draw:style-name="gr1"><draw:custom-shape draw:style-name="gr10" draw:text-style-name="P4" svg:width="7.845cm" svg:height="0.578cm" svg:x="6.214cm" svg:y="1.769cm"><text:p text:style-name="P3"><text:span text:style-name="T1">div id=header <text:s/>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214cm" svg:y="2.348cm"><text:p text:style-name="P3"><text:span text:style-name="T2">ヘッダー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" draw:style-name="gr1"><draw:custom-shape draw:style-name="gr10" draw:text-style-name="P4" svg:width="7.845cm" svg:height="0.578cm" svg:x="6.768cm" svg:y="3.662cm"><text:p text:style-name="P3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68cm" svg:y="4.241cm"><text:p text:style-name="P3"><text:span text:style-name="T2">ヘッダーのタイトル領域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1" draw:style-name="gr4" draw:text-style-name="P3" svg:x1="4.916cm" svg:y1="-0.191cm" svg:x2="4.916cm" svg:y2="23.659cm"><text:p/></draw:line><draw:line text:anchor-type="paragraph" draw:z-index="25" draw:style-name="gr6" draw:text-style-name="P7" svg:x1="9.791cm" svg:y1="0.924cm" svg:x2="9.791cm" svg:y2="1.772cm"><text:p/></draw:line><draw:frame text:anchor-type="paragraph" draw:z-index="26" draw:style-name="gr7" draw:text-style-name="P8" svg:width="4.931cm" svg:height="14.396cm" svg:x="-0.014cm" svg:y="0.265cm"><draw:text-box><text:p><text:span text:style-name="T4">　</text:span><text:span text:style-name="T4">fig5.html</text:span><text:span text:style-name="T4">の続き</text:span></text:p><text:p><text:span text:style-name="T4"/></text:p><text:p><text:span text:style-name="T4">ヘッダ領域</text:span></text:p></draw:text-box></draw:frame><draw:custom-shape text:anchor-type="paragraph" draw:z-index="42" draw:style-name="gr5" draw:text-style-name="P6" svg:width="2.412cm" svg:height="1.177cm" svg:x="8.645cm" svg:y="-0.159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4" draw:style-name="gr6" draw:text-style-name="P7" svg:x1="10.733cm" svg:y1="9.306cm" svg:x2="10.733cm" svg:y2="10.154cm"><text:p/></draw:line><draw:line text:anchor-type="paragraph" draw:z-index="46" draw:style-name="gr6" draw:text-style-name="P7" svg:x1="10.733cm" svg:y1="11.353cm" svg:x2="10.733cm" svg:y2="12.201cm"><text:p/></draw:line><draw:line text:anchor-type="paragraph" draw:z-index="48" draw:style-name="gr6" draw:text-style-name="P7" svg:x1="10.761cm" svg:y1="14.132cm" svg:x2="10.761cm" svg:y2="14.98cm"><text:p/></draw:line><draw:line text:anchor-type="paragraph" draw:z-index="50" draw:style-name="gr6" draw:text-style-name="P7" svg:x1="10.288cm" svg:y1="16.263cm" svg:x2="10.288cm" svg:y2="17.111cm"><text:p/></draw:line><draw:line text:anchor-type="paragraph" draw:z-index="15" draw:style-name="gr6" draw:text-style-name="P7" svg:x1="10.043cm" svg:y1="7.289cm" svg:x2="10.043cm" svg:y2="8.137cm"><text:p/></draw:line><draw:line text:anchor-type="paragraph" draw:z-index="23" draw:style-name="gr6" draw:text-style-name="P7" svg:x1="10.13cm" svg:y1="4.821cm" svg:x2="10.13cm" svg:y2="5.569cm"><text:p/></draw:line><draw:line text:anchor-type="paragraph" draw:z-index="51" draw:style-name="gr6" draw:text-style-name="P7" svg:x1="10.046cm" svg:y1="2.914cm" svg:x2="10.046cm" svg:y2="3.662cm"><text:p/></draw:line><draw:circle text:anchor-type="paragraph" draw:z-index="69" draw:style-name="gr26" draw:text-style-name="P12" svg:width="1.19cm" svg:height="1.19cm" svg:x="9.726cm" svg:y="17.177cm"><text:p text:style-name="P3"><text:span text:style-name="T9">B</text:span></text:p></draw:circle>　</text:p>
      <text:p text:style-name="P1"><draw:g text:anchor-type="paragraph" draw:z-index="12" draw:style-name="gr1"><draw:custom-shape draw:style-name="gr14" draw:text-style-name="P4" svg:width="7.845cm" svg:height="0.906cm" svg:x="5.999cm" svg:y="4.512cm"><text:p text:style-name="P3"><text:span text:style-name="T5">div class=line half_line parallel-text </text:span></text:p><text:p text:style-name="P3"><text:span text:style-name="T5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5" svg:width="7.841cm" svg:height="0.893cm" svg:x="5.999cm" svg:y="5.422cm"><text:p text:style-name="P3"><text:span text:style-name="T2">検索のラベルとテキストボックスとボタンの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4" svg:width="7.845cm" svg:height="1.031cm" svg:x="6.669cm" svg:y="7.089cm"><text:p text:style-name="P3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5" svg:width="7.841cm" svg:height="1.017cm" svg:x="6.669cm" svg:y="8.124cm"><text:p text:style-name="P3"><text:span text:style-name="T2">検索のテキストボックスのラベル</text:span></text:p><text:p text:style-name="P3"><text:span text:style-name="T2">「検索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8" draw:text-style-name="P4" svg:width="7.845cm" svg:height="0.874cm" svg:x="6.694cm" svg:y="10.144cm"><text:p text:style-name="P3"><text:span text:style-name="T5">input type=text class=sort-list textbox_S</text:span></text:p><text:p text:style-name="P3"><text:span text:style-name="T5"><text:s/></text:span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5" svg:width="7.841cm" svg:height="0.862cm" svg:x="6.694cm" svg:y="11.022cm"><text:p text:style-name="P3"><text:span text:style-name="T2">検索の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" draw:style-name="gr1"><draw:custom-shape draw:style-name="gr20" draw:text-style-name="P4" svg:width="7.845cm" svg:height="0.632cm" svg:x="5.614cm" svg:y="2.452cm"><text:p text:style-name="P3"><text:span text:style-name="T5">div id = fig5 class=figs clearfix 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5.614cm" svg:y="3.087cm"><text:p text:style-name="P9"><text:span text:style-name="T7">fig5 </text:span><text:span text:style-name="T7">商品管理機能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" draw:style-name="gr1"><draw:custom-shape draw:style-name="gr18" draw:text-style-name="P4" svg:width="7.845cm" svg:height="0.874cm" svg:x="6.694cm" svg:y="12.684cm"><text:p text:style-name="P3"><text:span text:style-name="T5">button type=button name=on-search id=on_search</text:span></text:p><text:p text:style-name="P3"><text:span text:style-name="T5"><text:s/></text:span><text:span text:style-name="T5">class=button on-search value=</text:span><text:span text:style-name="T5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5" svg:width="7.841cm" svg:height="0.862cm" svg:x="6.694cm" svg:y="13.562cm"><text:p text:style-name="P3"><text:span text:style-name="T2">検索のボタン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0" draw:style-name="gr1"><draw:custom-shape draw:style-name="gr32" draw:text-style-name="P4" svg:width="7.845cm" svg:height="0.766cm" svg:x="6.029cm" svg:y="15.265cm"><text:p text:style-name="P3"><text:span text:style-name="T5">div class=half_line parallel-text 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3" draw:text-style-name="P5" svg:width="7.841cm" svg:height="0.756cm" svg:x="6.029cm" svg:y="16.036cm"><text:p text:style-name="P3"><text:span text:style-name="T2">製品種別でのレコード絞込のためのコンボ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2" draw:style-name="gr1"><draw:custom-shape draw:style-name="gr34" draw:text-style-name="P4" svg:width="7.845cm" svg:height="0.696cm" svg:x="6.641cm" svg:y="17.718cm"><text:p text:style-name="P3"><text:span text:style-name="T5">label for=sort-by-product-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5" svg:width="7.841cm" svg:height="0.687cm" svg:x="6.641cm" svg:y="18.417cm"><text:p text:style-name="P3"><text:span text:style-name="T2">絞り込みのラベル　「絞込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4" draw:style-name="gr1"><draw:custom-shape draw:style-name="gr36" draw:text-style-name="P4" svg:width="10.611cm" svg:height="0.874cm" svg:x="6.606cm" svg:y="19.928cm"><text:p text:style-name="P3"><text:span text:style-name="T5">input type=text name=sort-by-product-type</text:span></text:p><text:p text:style-name="P3"><text:span text:style-name="T5">id=sort-by-product-type class= pulldown-menu categories textbox_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7" draw:text-style-name="P5" svg:width="10.607cm" svg:height="0.862cm" svg:x="6.606cm" svg:y="20.806cm"><text:p text:style-name="P3"><text:span text:style-name="T2">絞込」</text:span><text:span text:style-name="T2">の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39" draw:style-name="gr25" draw:text-style-name="P8" svg:width="4.931cm" svg:height="23.418cm" svg:x="-0.014cm" svg:y="0.265cm"><draw:text-box><text:p><text:span text:style-name="T4">　</text:span><text:span text:style-name="T4">fig5.html</text:span><text:span text:style-name="T4">の続き</text:span></text:p><text:p><text:span text:style-name="T4"/></text:p><text:p><text:span text:style-name="T4">　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>検索の領域と</text:span></text:p><text:p><text:span text:style-name="T4">絞り込みの領域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/draw:text-box></draw:frame><draw:line text:anchor-type="paragraph" draw:z-index="32" draw:style-name="gr4" draw:text-style-name="P3" svg:x1="4.916cm" svg:y1="-0.191cm" svg:x2="4.916cm" svg:y2="23.659cm"><text:p/></draw:line><draw:custom-shape text:anchor-type="paragraph" draw:z-index="31" draw:style-name="gr22" draw:text-style-name="P11" svg:width="2.41cm" svg:height="1.176cm" svg:x="5.944cm" svg:y="0.445cm"><text:p text:style-name="P3"><text:span text:style-name="T8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style-name="gr6" draw:text-style-name="P7" svg:x1="7.117cm" svg:y1="1.619cm" svg:x2="7.117cm" svg:y2="2.467cm"><text:p/></draw:line><draw:line text:anchor-type="paragraph" draw:z-index="10" draw:style-name="gr6" draw:text-style-name="P7" svg:x1="8.94cm" svg:y1="3.709cm" svg:x2="8.94cm" svg:y2="4.529cm"><text:p/></draw:line><draw:line text:anchor-type="paragraph" draw:z-index="14" draw:style-name="gr6" draw:text-style-name="P7" svg:x1="8.996cm" svg:y1="6.315cm" svg:x2="8.996cm" svg:y2="7.135cm"><text:p/></draw:line><draw:line text:anchor-type="paragraph" draw:z-index="19" draw:style-name="gr6" draw:text-style-name="P7" svg:x1="9.047cm" svg:y1="9.14cm" svg:x2="9.047cm" svg:y2="10.144cm"><text:p/></draw:line><draw:line text:anchor-type="paragraph" draw:z-index="20" draw:style-name="gr6" draw:text-style-name="P7" svg:x1="9.052cm" svg:y1="11.929cm" svg:x2="9.052cm" svg:y2="12.749cm"><text:p/></draw:line><draw:line text:anchor-type="paragraph" draw:z-index="71" draw:style-name="gr6" draw:text-style-name="P7" svg:x1="9.079cm" svg:y1="14.444cm" svg:x2="9.079cm" svg:y2="15.264cm"><text:p/></draw:line><draw:line text:anchor-type="paragraph" draw:z-index="73" draw:style-name="gr6" draw:text-style-name="P7" svg:x1="8.493cm" svg:y1="16.791cm" svg:x2="8.493cm" svg:y2="17.611cm"><text:p/></draw:line><draw:line text:anchor-type="paragraph" draw:z-index="75" draw:style-name="gr6" draw:text-style-name="P7" svg:x1="8.49cm" svg:y1="19.102cm" svg:x2="8.49cm" svg:y2="19.922cm"><text:p/></draw:line><draw:line text:anchor-type="paragraph" draw:z-index="76" draw:style-name="gr6" draw:text-style-name="P7" svg:x1="8.55cm" svg:y1="21.667cm" svg:x2="8.55cm" svg:y2="22.487cm"><text:p/></draw:line><draw:circle text:anchor-type="paragraph" draw:z-index="77" draw:style-name="gr26" draw:text-style-name="P12" svg:width="1.19cm" svg:height="1.19cm" svg:x="7.971cm" svg:y="22.525cm"><text:p text:style-name="P3"><text:span text:style-name="T9">C</text:span></text:p></draw:circle></text:p>
      <text:p text:style-name="P1"><draw:g text:anchor-type="paragraph" draw:z-index="29" draw:style-name="gr1"><draw:custom-shape draw:style-name="gr20" draw:text-style-name="P4" svg:width="7.845cm" svg:height="0.632cm" svg:x="6.089cm" svg:y="2.291cm"><text:p text:style-name="P3"><text:span text:style-name="T5">div class=line a_line edit_buttons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6.089cm" svg:y="2.926cm"><text:p text:style-name="P3"><text:span text:style-name="T2">リスト編集ボタン群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4" draw:style-name="gr1"><draw:custom-shape draw:style-name="gr23" draw:text-style-name="P4" svg:width="8.4cm" svg:height="0.904cm" svg:x="6.563cm" svg:y="4.38cm"><text:p text:style-name="P3"><text:span text:style-name="T5">button name=fig5 class=button add-button add-record</text:span></text:p><text:p text:style-name="P3"><text:span text:style-name="T5"><text:s/></text:span><text:span text:style-name="T5">id=add_buttonvalue=</text:span><text:span text:style-name="T5">追加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5" svg:width="8.397cm" svg:height="0.892cm" svg:x="6.563cm" svg:y="5.288cm"><text:p text:style-name="P3"><text:span text:style-name="T2">追加ボタン。ダイアログを出して編集する。</text:span></text:p><text:p text:style-name="P3"><text:span text:style-name="T2">「追加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" draw:style-name="gr1"><draw:custom-shape draw:style-name="gr20" draw:text-style-name="P4" svg:width="7.845cm" svg:height="0.632cm" svg:x="6.031cm" svg:y="9.753cm"><text:p text:style-name="P3"><text:span text:style-name="T5">div class=wrap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6.031cm" svg:y="10.388cm"><text:p text:style-name="P3"><text:span text:style-name="T2">リストを囲んでレイアウト崩れを防止するための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" draw:style-name="gr1"><draw:custom-shape draw:style-name="gr23" draw:text-style-name="P4" svg:width="8.4cm" svg:height="0.904cm" svg:x="6.563cm" svg:y="7.108cm"><text:p text:style-name="P3"><text:span text:style-name="T5">button name=delete_button id=delete_button</text:span></text:p><text:p text:style-name="P3"><text:span text:style-name="T5"><text:s/></text:span><text:span text:style-name="T5">class=button delete-button value=</text:span><text:span text:style-name="T5">削除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5" svg:width="8.397cm" svg:height="0.892cm" svg:x="6.563cm" svg:y="8.016cm"><text:p text:style-name="P3"><text:span text:style-name="T2">削除ボタン。</text:span></text:p><text:p text:style-name="P3"><text:span text:style-name="T2">「削除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" draw:style-name="gr1"><draw:custom-shape draw:style-name="gr20" draw:text-style-name="P4" svg:width="7.845cm" svg:height="0.632cm" svg:x="6.556cm" svg:y="11.843cm"><text:p text:style-name="P3"><text:span text:style-name="T5">table id=fig5-list class=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556cm" svg:y="12.478cm"><text:p text:style-name="P9"><text:span text:style-name="T7">JQ Grid</text:span><text:span text:style-name="T7">によりリストを形成する</text:span><text:span text:style-name="T7">table</text:span><text:span text:style-name="T7">タグ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65" draw:style-name="gr25" draw:text-style-name="P8" svg:width="4.931cm" svg:height="23.418cm" svg:x="-0.014cm" svg:y="0.265cm"><draw:text-box><text:p><text:span text:style-name="T4">　</text:span><text:span text:style-name="T4">fig5.html</text:span><text:span text:style-name="T4">の続き</text:span></text:p><text:p><text:span text:style-name="T4"/></text:p><text:p><text:span text:style-name="T4">　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>jq Grid</text:span><text:span text:style-name="T4">のテーブルで</text:span></text:p><text:p><text:span text:style-name="T4">fig5</text:span><text:span text:style-name="T4">の</text:span><text:span text:style-name="T4">div</text:span><text:span text:style-name="T4">は終わり</text:span></text:p><text:p><text:span text:style-name="T4"/></text:p><text:p><text:span text:style-name="T4"/></text:p><text:p><text:span text:style-name="T4"/></text:p></draw:text-box></draw:frame><draw:line text:anchor-type="paragraph" draw:z-index="66" draw:style-name="gr4" draw:text-style-name="P3" svg:x1="4.916cm" svg:y1="-0.191cm" svg:x2="4.916cm" svg:y2="23.659cm"><text:p/></draw:line><draw:line text:anchor-type="paragraph" draw:z-index="28" draw:style-name="gr6" draw:text-style-name="P7" svg:x1="9.418cm" svg:y1="3.549cm" svg:x2="9.418cm" svg:y2="4.369cm"><text:p/></draw:line><draw:line text:anchor-type="paragraph" draw:z-index="33" draw:style-name="gr6" draw:text-style-name="P7" svg:x1="9.892cm" svg:y1="6.138cm" svg:x2="9.892cm" svg:y2="7.108cm"><text:p/></draw:line><draw:line text:anchor-type="paragraph" draw:z-index="35" draw:style-name="gr6" draw:text-style-name="P7" svg:x1="9.608cm" svg:y1="11.01cm" svg:x2="9.608cm" svg:y2="11.83cm"><text:p/></draw:line><draw:line text:anchor-type="paragraph" draw:z-index="40" draw:style-name="gr6" draw:text-style-name="P7" svg:x1="9.635cm" svg:y1="13.1cm" svg:x2="9.635cm" svg:y2="13.92cm"><text:p/></draw:line><draw:line text:anchor-type="paragraph" draw:z-index="78" draw:style-name="gr6" draw:text-style-name="P7" svg:x1="7.56cm" svg:y1="1.367cm" svg:x2="7.56cm" svg:y2="2.215cm"><text:p/></draw:line><draw:custom-shape text:anchor-type="paragraph" draw:z-index="79" draw:style-name="gr22" draw:text-style-name="P11" svg:width="2.41cm" svg:height="1.176cm" svg:x="6.414cm" svg:y="0.22cm"><text:p text:style-name="P3"><text:span text:style-name="T8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ircle text:anchor-type="paragraph" draw:z-index="88" draw:style-name="gr26" draw:text-style-name="P12" svg:width="1.19cm" svg:height="1.19cm" svg:x="9.086cm" svg:y="13.915cm"><text:p text:style-name="P3"><text:span text:style-name="T9">D</text:span></text:p></draw:circle><draw:line text:anchor-type="paragraph" draw:z-index="195" draw:style-name="gr6" draw:text-style-name="P7" svg:x1="9.608cm" svg:y1="8.932cm" svg:x2="9.608cm" svg:y2="9.752cm"><text:p/></draw:line></text:p>
      <text:p text:style-name="P1"><draw:g text:anchor-type="paragraph" draw:z-index="105" draw:style-name="gr1"><draw:custom-shape draw:style-name="gr20" draw:text-style-name="P4" svg:width="7.845cm" svg:height="0.632cm" svg:x="6.389cm" svg:y="18.916cm"><text:p text:style-name="P14"><text:span text:style-name="T11">input type=text name=produc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9.551cm"><text:p text:style-name="P9"><text:span text:style-name="T7">商品名</text:span><text:span text:style-name="T7">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03" draw:style-name="gr1"><draw:custom-shape draw:style-name="gr20" draw:text-style-name="P4" svg:width="7.845cm" svg:height="0.632cm" svg:x="6.389cm" svg:y="16.91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7.545cm"><text:p text:style-name="P9"><text:span text:style-name="T7">商品名ラベル　　「商品名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01" draw:style-name="gr1"><draw:custom-shape draw:style-name="gr20" draw:text-style-name="P4" svg:width="7.845cm" svg:height="0.632cm" svg:x="6.389cm" svg:y="14.794cm"><text:p text:style-name="P14"><text:span text:style-name="T11">input type=text name=product_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5.429cm"><text:p text:style-name="P9"><text:span text:style-name="T7">商品種別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8" draw:style-name="gr1"><draw:custom-shape draw:style-name="gr20" draw:text-style-name="P4" svg:width="7.845cm" svg:height="0.632cm" svg:x="6.389cm" svg:y="12.788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3.423cm"><text:p text:style-name="P9"><text:span text:style-name="T7">商品種別ラベル　　「商品種別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7" draw:style-name="gr1"><draw:custom-shape draw:style-name="gr20" draw:text-style-name="P15" svg:width="7.845cm" svg:height="0.632cm" svg:x="6.389cm" svg:y="10.754cm"><text:p text:style-name="P14"><text:span text:style-name="T11">input type=text name=model_num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1.389cm"><text:p text:style-name="P9"><text:span text:style-name="T7">型番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5" draw:style-name="gr1"><draw:custom-shape draw:style-name="gr20" draw:text-style-name="P4" svg:width="7.845cm" svg:height="0.632cm" svg:x="6.389cm" svg:y="8.61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9.245cm"><text:p text:style-name="P9"><text:span text:style-name="T7">型番ラベル　　「型番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2" draw:style-name="gr1"><draw:custom-shape draw:style-name="gr20" draw:text-style-name="P4" svg:width="7.845cm" svg:height="0.632cm" svg:x="6.389cm" svg:y="6.604cm"><text:p text:style-name="P3"><text:span text:style-name="T5">input type=text name=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7.239cm"><text:p text:style-name="P9"><text:span text:style-name="T7">登録日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1" draw:style-name="gr1"><draw:custom-shape draw:style-name="gr20" draw:text-style-name="P4" svg:width="7.845cm" svg:height="0.632cm" svg:x="6.389cm" svg:y="4.57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5.205cm"><text:p text:style-name="P9"><text:span text:style-name="T7">登録日ラベル　　「登録日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6" draw:style-name="gr1"><draw:custom-shape draw:style-name="gr20" draw:text-style-name="P4" svg:width="7.845cm" svg:height="0.632cm" svg:x="6.389cm" svg:y="8.61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9.245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" draw:style-name="gr1"><draw:custom-shape draw:style-name="gr20" draw:text-style-name="P4" svg:width="7.845cm" svg:height="0.632cm" svg:x="6.389cm" svg:y="6.604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7.239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2" draw:style-name="gr1"><draw:custom-shape draw:style-name="gr20" draw:text-style-name="P4" svg:width="7.845cm" svg:height="0.632cm" svg:x="6.389cm" svg:y="4.57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5.205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" draw:style-name="gr1"><draw:custom-shape draw:style-name="gr20" draw:text-style-name="P4" svg:width="7.845cm" svg:height="0.632cm" svg:x="5.749cm" svg:y="2.482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5.749cm" svg:y="3.117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107" draw:style-name="gr26" draw:text-style-name="P12" svg:width="1.19cm" svg:height="1.19cm" svg:x="8.056cm" svg:y="21.019cm"><text:p text:style-name="P3"><text:span text:style-name="T9">E</text:span></text:p></draw:circle><draw:line text:anchor-type="paragraph" draw:z-index="106" draw:style-name="gr6" draw:text-style-name="P7" svg:x1="8.687cm" svg:y1="20.202cm" svg:x2="8.687cm" svg:y2="21.022cm"><text:p/></draw:line><draw:line text:anchor-type="paragraph" draw:z-index="104" draw:style-name="gr6" draw:text-style-name="P7" svg:x1="8.661cm" svg:y1="18.168cm" svg:x2="8.661cm" svg:y2="18.988cm"><text:p/></draw:line><draw:line text:anchor-type="paragraph" draw:z-index="102" draw:style-name="gr6" draw:text-style-name="P7" svg:x1="8.687cm" svg:y1="16.079cm" svg:x2="8.687cm" svg:y2="16.899cm"><text:p/></draw:line><draw:line text:anchor-type="paragraph" draw:z-index="100" draw:style-name="gr6" draw:text-style-name="P7" svg:x1="8.689cm" svg:y1="12.012cm" svg:x2="8.689cm" svg:y2="12.832cm"><text:p/></draw:line><draw:line text:anchor-type="paragraph" draw:z-index="99" draw:style-name="gr6" draw:text-style-name="P7" svg:x1="8.661cm" svg:y1="14.046cm" svg:x2="8.661cm" svg:y2="14.866cm"><text:p/></draw:line><draw:line text:anchor-type="paragraph" draw:z-index="96" draw:style-name="gr6" draw:text-style-name="P7" svg:x1="8.687cm" svg:y1="9.895cm" svg:x2="8.687cm" svg:y2="10.715cm"><text:p/></draw:line><draw:line text:anchor-type="paragraph" draw:z-index="94" draw:style-name="gr6" draw:text-style-name="P7" svg:x1="8.689cm" svg:y1="5.828cm" svg:x2="8.689cm" svg:y2="6.648cm"><text:p/></draw:line><draw:line text:anchor-type="paragraph" draw:z-index="93" draw:style-name="gr6" draw:text-style-name="P7" svg:x1="8.661cm" svg:y1="7.861cm" svg:x2="8.661cm" svg:y2="8.681cm"><text:p/></draw:line><draw:custom-shape text:anchor-type="paragraph" draw:z-index="90" draw:style-name="gr22" draw:text-style-name="P11" svg:width="2.41cm" svg:height="1.176cm" svg:x="5.944cm" svg:y="0.445cm"><text:p text:style-name="P3"><text:span text:style-name="T8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9" draw:style-name="gr6" draw:text-style-name="P7" svg:x1="7.09cm" svg:y1="1.591cm" svg:x2="7.09cm" svg:y2="2.439cm"><text:p/></draw:line><draw:line text:anchor-type="paragraph" draw:z-index="87" draw:style-name="gr6" draw:text-style-name="P7" svg:x1="8.687cm" svg:y1="9.895cm" svg:x2="8.687cm" svg:y2="10.715cm"><text:p/></draw:line><draw:line text:anchor-type="paragraph" draw:z-index="85" draw:style-name="gr6" draw:text-style-name="P7" svg:x1="8.689cm" svg:y1="5.828cm" svg:x2="8.689cm" svg:y2="6.648cm"><text:p/></draw:line><draw:line text:anchor-type="paragraph" draw:z-index="84" draw:style-name="gr6" draw:text-style-name="P7" svg:x1="8.661cm" svg:y1="7.861cm" svg:x2="8.661cm" svg:y2="8.681cm"><text:p/></draw:line><draw:line text:anchor-type="paragraph" draw:z-index="81" draw:style-name="gr6" draw:text-style-name="P7" svg:x1="8.215cm" svg:y1="3.739cm" svg:x2="8.215cm" svg:y2="4.559cm"><text:p/></draw:line><draw:line text:anchor-type="paragraph" draw:z-index="68" draw:style-name="gr4" draw:text-style-name="P3" svg:x1="4.916cm" svg:y1="-0.191cm" svg:x2="4.916cm" svg:y2="23.659cm"><text:p/></draw:line><draw:frame text:anchor-type="paragraph" draw:z-index="67" draw:style-name="gr25" draw:text-style-name="P8" svg:width="4.931cm" svg:height="23.418cm" svg:x="-0.014cm" svg:y="0.265cm"><draw:text-box><text:p><text:span text:style-name="T4">　</text:span><text:span text:style-name="T4">fig5.html</text:span><text:span text:style-name="T4">の続き</text:span></text:p><text:p><text:span text:style-name="T4"/></text:p><text:p><text:span text:style-name="T4"/></text:p><text:p><text:span text:style-name="T4"/></text:p><text:p><text:span text:style-name="T4">fig5-edit</text:span><text:span text:style-name="T4">は登録内容を</text:span></text:p><text:p><text:span text:style-name="T4">編集するときの</text:span></text:p><text:p><text:span text:style-name="T4">ダイアログ領域</text:span></text:p></draw:text-box></draw:frame></text:p>
      <text:p text:style-name="P1"><draw:g text:anchor-type="paragraph" draw:z-index="132" draw:style-name="gr1"><draw:custom-shape draw:style-name="gr38" draw:text-style-name="P15" svg:width="7.845cm" svg:height="2.057cm" svg:x="5.537cm" svg:y="16.81cm"><text:p text:style-name="P14"><text:span text:style-name="T11">div id=check_product_co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10" svg:width="7.841cm" svg:height="2.029cm" svg:x="5.537cm" svg:y="18.879cm"><text:p text:style-name="P9"><text:span text:style-name="T12">製品コードが被ったときにレコードの</text:span></text:p><text:p text:style-name="P9"><text:span text:style-name="T12">上書きを確認するダイアログ</text:span></text:p><text:p text:style-name="P9"><text:span text:style-name="T12">「同じ製品コードのレコードがあります。」</text:span><text:span text:style-name="T12">&lt;br&gt;</text:span></text:p><text:p text:style-name="P9"><text:span text:style-name="T12">「上書きしますか？ 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0" draw:style-name="gr1"><draw:custom-shape draw:style-name="gr20" draw:text-style-name="P4" svg:width="7.845cm" svg:height="0.632cm" svg:x="6.389cm" svg:y="14.804cm"><text:p text:style-name="P3"><text:span text:style-name="T5">input type=hidden <text:s/>name=product_co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5.439cm"><text:p text:style-name="P9"><text:span text:style-name="T7">製品コードの隠し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8" draw:style-name="gr1"><draw:custom-shape draw:style-name="gr20" draw:text-style-name="P15" svg:width="7.845cm" svg:height="0.632cm" svg:x="6.389cm" svg:y="12.688cm"><text:p text:style-name="P14"><text:span text:style-name="T11">input type=text name=agenc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3.323cm"><text:p text:style-name="P9"><text:span text:style-name="T7">代理業者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5" draw:style-name="gr1"><draw:custom-shape draw:style-name="gr20" draw:text-style-name="P4" svg:width="7.845cm" svg:height="0.632cm" svg:x="6.389cm" svg:y="10.682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11.317cm"><text:p text:style-name="P9"><text:span text:style-name="T7">代理業者ラベル　　「代理業者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4" draw:style-name="gr1"><draw:custom-shape draw:style-name="gr20" draw:text-style-name="P15" svg:width="7.845cm" svg:height="0.632cm" svg:x="6.389cm" svg:y="8.648cm"><text:p text:style-name="P14"><text:span text:style-name="T11">input type=text name=charg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9.283cm"><text:p text:style-name="P9"><text:span text:style-name="T7">製造元担当者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2" draw:style-name="gr1"><draw:custom-shape draw:style-name="gr20" draw:text-style-name="P4" svg:width="7.845cm" svg:height="0.632cm" svg:x="6.389cm" svg:y="6.503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7.138cm"><text:p text:style-name="P9"><text:span text:style-name="T7">製造元担当者ラベル　　「製造元担当者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19" draw:style-name="gr1"><draw:custom-shape draw:style-name="gr20" draw:text-style-name="P4" svg:width="7.845cm" svg:height="0.632cm" svg:x="6.389cm" svg:y="4.498cm"><text:p text:style-name="P3"><text:span text:style-name="T5">input type=text name=mak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5.133cm"><text:p text:style-name="P9"><text:span text:style-name="T7">製造元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18" draw:style-name="gr1"><draw:custom-shape draw:style-name="gr20" draw:text-style-name="P4" svg:width="7.845cm" svg:height="0.632cm" svg:x="6.389cm" svg:y="2.464cm"><text:p text:style-name="P3"><text:span text:style-name="T5">labe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3.099cm"><text:p text:style-name="P9"><text:span text:style-name="T7">製造元ラベル　　「製造元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14" draw:style-name="gr1"><draw:custom-shape draw:style-name="gr20" draw:text-style-name="P4" svg:width="7.845cm" svg:height="0.632cm" svg:x="6.389cm" svg:y="6.503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7.138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11" draw:style-name="gr1"><draw:custom-shape draw:style-name="gr20" draw:text-style-name="P4" svg:width="7.845cm" svg:height="0.632cm" svg:x="6.389cm" svg:y="4.498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5.133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10" draw:style-name="gr1"><draw:custom-shape draw:style-name="gr20" draw:text-style-name="P4" svg:width="7.845cm" svg:height="0.632cm" svg:x="6.389cm" svg:y="2.464cm"><text:p text:style-name="P3"><text:span text:style-name="T5">div id=fig5-edi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10" svg:width="7.841cm" svg:height="0.623cm" svg:x="6.389cm" svg:y="3.099cm"><text:p text:style-name="P9"><text:span text:style-name="T7">製品レコードの編集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134" draw:style-name="gr22" draw:text-style-name="P11" svg:width="2.41cm" svg:height="1.176cm" svg:x="7.62cm" svg:y="21.733cm"><text:p text:style-name="P3"><text:span text:style-name="T8">End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6" draw:text-style-name="P7" svg:x1="8.777cm" svg:y1="20.907cm" svg:x2="8.777cm" svg:y2="21.727cm"><text:p/></draw:line><draw:line text:anchor-type="paragraph" draw:z-index="131" draw:style-name="gr6" draw:text-style-name="P7" svg:x1="8.661cm" svg:y1="16.062cm" svg:x2="8.661cm" svg:y2="16.882cm"><text:p/></draw:line><draw:line text:anchor-type="paragraph" draw:z-index="129" draw:style-name="gr6" draw:text-style-name="P7" svg:x1="8.687cm" svg:y1="13.973cm" svg:x2="8.687cm" svg:y2="14.793cm"><text:p/></draw:line><draw:line text:anchor-type="paragraph" draw:z-index="127" draw:style-name="gr6" draw:text-style-name="P7" svg:x1="8.689cm" svg:y1="9.906cm" svg:x2="8.689cm" svg:y2="10.726cm"><text:p/></draw:line><draw:line text:anchor-type="paragraph" draw:z-index="126" draw:style-name="gr6" draw:text-style-name="P7" svg:x1="8.661cm" svg:y1="11.94cm" svg:x2="8.661cm" svg:y2="12.76cm"><text:p/></draw:line><draw:line text:anchor-type="paragraph" draw:z-index="123" draw:style-name="gr6" draw:text-style-name="P7" svg:x1="8.687cm" svg:y1="7.789cm" svg:x2="8.687cm" svg:y2="8.609cm"><text:p/></draw:line><draw:line text:anchor-type="paragraph" draw:z-index="121" draw:style-name="gr6" draw:text-style-name="P7" svg:x1="8.689cm" svg:y1="3.722cm" svg:x2="8.689cm" svg:y2="4.542cm"><text:p/></draw:line><draw:line text:anchor-type="paragraph" draw:z-index="120" draw:style-name="gr6" draw:text-style-name="P7" svg:x1="8.661cm" svg:y1="5.755cm" svg:x2="8.661cm" svg:y2="6.575cm"><text:p/></draw:line><draw:custom-shape text:anchor-type="paragraph" draw:z-index="117" draw:style-name="gr22" draw:text-style-name="P11" svg:width="2.41cm" svg:height="1.176cm" svg:x="5.944cm" svg:y="0.445cm"><text:p text:style-name="P3"><text:span text:style-name="T8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6" draw:style-name="gr6" draw:text-style-name="P7" svg:x1="7.09cm" svg:y1="1.591cm" svg:x2="7.09cm" svg:y2="2.439cm"><text:p/></draw:line><draw:line text:anchor-type="paragraph" draw:z-index="115" draw:style-name="gr6" draw:text-style-name="P7" svg:x1="8.687cm" svg:y1="7.789cm" svg:x2="8.687cm" svg:y2="8.609cm"><text:p/></draw:line><draw:line text:anchor-type="paragraph" draw:z-index="113" draw:style-name="gr6" draw:text-style-name="P7" svg:x1="8.689cm" svg:y1="3.722cm" svg:x2="8.689cm" svg:y2="4.542cm"><text:p/></draw:line><draw:line text:anchor-type="paragraph" draw:z-index="112" draw:style-name="gr6" draw:text-style-name="P7" svg:x1="8.661cm" svg:y1="5.755cm" svg:x2="8.661cm" svg:y2="6.575cm"><text:p/></draw:line><draw:line text:anchor-type="paragraph" draw:z-index="109" draw:style-name="gr4" draw:text-style-name="P3" svg:x1="4.916cm" svg:y1="-0.191cm" svg:x2="4.916cm" svg:y2="23.659cm"><text:p/></draw:line><draw:frame text:anchor-type="paragraph" draw:z-index="108" draw:style-name="gr25" draw:text-style-name="P8" svg:width="4.931cm" svg:height="23.418cm" svg:x="-0.014cm" svg:y="0.265cm"><draw:text-box><text:p><text:span text:style-name="T4">　</text:span><text:span text:style-name="T4">fig5.html</text:span><text:span text:style-name="T4">の続き</text:span></text:p><text:p><text:span text:style-name="T4"/></text:p><text:p><text:span text:style-name="T4"/></text:p><text:p><text:span text:style-name="T4"/></text:p></draw:text-box></draw:frame></text:p>
      <text:p text:style-name="P1"><draw:g text:anchor-type="paragraph" draw:z-index="160" draw:style-name="gr1"><draw:custom-shape draw:style-name="gr29" draw:text-style-name="P4" svg:width="7.855cm" svg:height="0.535cm" svg:x="7.244cm" svg:y="16.24cm"><text:p text:style-name="P3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7" svg:width="7.852cm" svg:height="0.532cm" svg:x="7.244cm" svg:y="16.774cm"><text:p text:style-name="P16"><text:span text:style-name="T13">tab-container</text:span><text:span text:style-name="T13">からタブ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55" draw:style-name="gr1"><draw:custom-shape draw:style-name="gr29" draw:text-style-name="P4" svg:width="7.855cm" svg:height="0.535cm" svg:x="7.244cm" svg:y="14.3cm"><text:p text:style-name="P3"><text:span text:style-name="T1">createDevideNodeDialo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5" svg:width="7.852cm" svg:height="0.532cm" svg:x="7.244cm" svg:y="14.834cm"><text:p text:style-name="P3"><text:span text:style-name="T2">ノード分割ダイアログ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53" draw:style-name="gr1"><draw:custom-shape draw:style-name="gr29" draw:text-style-name="P4" svg:width="7.855cm" svg:height="0.535cm" svg:x="7.108cm" svg:y="12.268cm"><text:p text:style-name="P3"><text:span text:style-name="T1">callList('fig7-1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5" svg:width="7.852cm" svg:height="0.532cm" svg:x="7.108cm" svg:y="12.802cm"><text:p text:style-name="P3"><text:span text:style-name="T14">fig7-1 </text:span><text:span text:style-name="T2">過去在庫タブのリストを生成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51" draw:style-name="gr1"><draw:custom-shape draw:style-name="gr29" draw:text-style-name="P4" svg:width="7.855cm" svg:height="0.535cm" svg:x="7.108cm" svg:y="10.291cm"><text:p text:style-name="P3"><text:span text:style-name="T1">callList('fig7-0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0" svg:width="7.852cm" svg:height="0.532cm" svg:x="7.108cm" svg:y="10.825cm"><text:p text:style-name="P9"><text:span text:style-name="T7">fig7-0 </text:span><text:span text:style-name="T7">在庫一覧タブのリストを生成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9" draw:style-name="gr1"><draw:custom-shape draw:style-name="gr2" draw:text-style-name="P4" svg:width="7.855cm" svg:height="0.622cm" svg:x="6.722cm" svg:y="18.283cm"><text:p text:style-name="P3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7" svg:width="7.852cm" svg:height="0.616cm" svg:x="6.722cm" svg:y="18.904cm"><text:p text:style-name="P16"><text:span text:style-name="T13">JavaScfript</text:span><text:span text:style-name="T13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7" draw:style-name="gr1"><draw:custom-shape draw:style-name="gr29" draw:text-style-name="P4" svg:width="7.855cm" svg:height="0.535cm" svg:x="6.551cm" svg:y="8.313cm"><text:p text:style-name="P3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7" svg:width="7.852cm" svg:height="0.532cm" svg:x="6.551cm" svg:y="8.847cm"><text:p text:style-name="P16"><text:span text:style-name="T13">JavaScript</text:span><text:span text:style-name="T13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5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2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0" draw:style-name="gr1"><draw:custom-shape draw:style-name="gr8" draw:text-style-name="P4" svg:width="7.859cm" svg:height="0.66cm" svg:x="5.623cm" svg:y="4.277cm"><text:p text:style-name="P3"><text:span text:style-name="T1">div id=contai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" draw:text-style-name="P5" svg:width="7.855cm" svg:height="0.652cm" svg:x="5.623cm" svg:y="4.937cm"><text:p text:style-name="P3"><text:span text:style-name="T2">画面の幅にあわせて伸縮する、ページの枠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7" draw:style-name="gr1"><draw:custom-shape draw:style-name="gr2" draw:text-style-name="P4" svg:width="7.855cm" svg:height="0.622cm" svg:x="5.315cm" svg:y="2.214cm"><text:p text:style-name="P3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7.852cm" svg:height="0.616cm" svg:x="5.315cm" svg:y="2.835cm"><text:p text:style-name="P3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162" draw:style-name="gr41" draw:text-style-name="P13" svg:width="2.513cm" svg:height="0.802cm" svg:x="12.587cm" svg:y="17.306cm"><draw:text-box><text:p><text:span text:style-name="T10">Fig undefined</text:span></text:p></draw:text-box></draw:frame><draw:line text:anchor-type="paragraph" draw:z-index="161" draw:style-name="gr6" draw:text-style-name="P7" svg:x1="10.816cm" svg:y1="17.337cm" svg:x2="10.816cm" svg:y2="18.228cm"><text:p/></draw:line><draw:frame text:anchor-type="paragraph" draw:z-index="159" draw:style-name="gr40" draw:text-style-name="P13" svg:width="2.735cm" svg:height="0.713cm" svg:x="12.88cm" svg:y="15.365cm"><draw:text-box><text:p><text:span text:style-name="T10">Fig </text:span><text:span text:style-name="T10">undefined</text:span></text:p></draw:text-box></draw:frame><draw:frame text:anchor-type="paragraph" draw:z-index="158" draw:style-name="gr31" draw:text-style-name="P13" svg:width="1.227cm" svg:height="0.585cm" svg:x="13.734cm" svg:y="11.356cm"><draw:text-box><text:p><text:span text:style-name="T10">fig52</text:span></text:p></draw:text-box></draw:frame><draw:frame text:anchor-type="paragraph" draw:z-index="157" draw:style-name="gr31" draw:text-style-name="P13" svg:width="1.227cm" svg:height="0.585cm" svg:x="13.734cm" svg:y="13.333cm"><draw:text-box><text:p><text:span text:style-name="T10">fig52</text:span></text:p></draw:text-box></draw:frame><draw:line text:anchor-type="paragraph" draw:z-index="156" draw:style-name="gr6" draw:text-style-name="P7" svg:x1="10.816cm" svg:y1="15.397cm" svg:x2="10.816cm" svg:y2="16.288cm"><text:p/></draw:line><draw:line text:anchor-type="paragraph" draw:z-index="154" draw:style-name="gr6" draw:text-style-name="P7" svg:x1="10.87cm" svg:y1="13.365cm" svg:x2="10.87cm" svg:y2="14.256cm"><text:p/></draw:line><draw:line text:anchor-type="paragraph" draw:z-index="152" draw:style-name="gr6" draw:text-style-name="P7" svg:x1="10.87cm" svg:y1="11.388cm" svg:x2="10.87cm" svg:y2="12.279cm"><text:p/></draw:line><draw:line text:anchor-type="paragraph" draw:z-index="150" draw:style-name="gr6" draw:text-style-name="P7" svg:x1="10.306cm" svg:y1="19.519cm" svg:x2="10.306cm" svg:y2="20.41cm"><text:p/></draw:line><draw:line text:anchor-type="paragraph" draw:z-index="148" draw:style-name="gr6" draw:text-style-name="P7" svg:x1="10.313cm" svg:y1="9.41cm" svg:x2="10.313cm" svg:y2="10.301cm"><text:p/></draw:line><draw:circle text:anchor-type="paragraph" draw:z-index="146" draw:style-name="gr26" draw:text-style-name="P12" svg:width="1.19cm" svg:height="1.19cm" svg:x="9.726cm" svg:y="20.479cm"><text:p text:style-name="P3"><text:span text:style-name="T9">A</text:span></text:p></draw:circle><draw:line text:anchor-type="paragraph" draw:z-index="144" draw:style-name="gr6" draw:text-style-name="P7" svg:x1="10.037cm" svg:y1="7.484cm" svg:x2="10.037cm" svg:y2="8.232cm"><text:p/></draw:line><draw:line text:anchor-type="paragraph" draw:z-index="143" draw:style-name="gr6" draw:text-style-name="P7" svg:x1="9.578cm" svg:y1="5.588cm" svg:x2="9.578cm" svg:y2="6.336cm"><text:p/></draw:line><draw:line text:anchor-type="paragraph" draw:z-index="141" draw:style-name="gr6" draw:text-style-name="P7" svg:x1="9.264cm" svg:y1="3.45cm" svg:x2="9.25cm" svg:y2="4.277cm"><text:p/></draw:line><draw:line text:anchor-type="paragraph" draw:z-index="139" draw:style-name="gr6" draw:text-style-name="P7" svg:x1="6.581cm" svg:y1="1.323cm" svg:x2="6.581cm" svg:y2="2.214cm"><text:p/></draw:line><draw:custom-shape text:anchor-type="paragraph" draw:z-index="138" draw:style-name="gr5" draw:text-style-name="P6" svg:width="2.412cm" svg:height="1.177cm" svg:x="5.385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4" draw:text-style-name="P3" svg:x1="4.916cm" svg:y1="-0.191cm" svg:x2="4.916cm" svg:y2="23.659cm"><text:p/></draw:line><draw:frame text:anchor-type="paragraph" draw:z-index="135" draw:style-name="gr25" draw:text-style-name="P8" svg:width="4.931cm" svg:height="23.418cm" svg:x="-0.014cm" svg:y="0.265cm"><draw:text-box><text:p><text:span text:style-name="T4">ファイル名</text:span></text:p><text:p><text:span text:style-name="T4">　</text:span><text:span text:style-name="T4">fig7.html</text:span></text:p><text:p><text:span text:style-name="T4"/></text:p><text:p><text:span text:style-name="T4">概要</text:span></text:p><text:p><text:span text:style-name="T4">　在庫管理ページ</text:span></text:p></draw:text-box></draw:frame></text:p>
      <text:p text:style-name="P1"><draw:g text:anchor-type="paragraph" draw:z-index="178" draw:style-name="gr1"><draw:custom-shape draw:style-name="gr10" draw:text-style-name="P4" svg:width="7.845cm" svg:height="0.578cm" svg:x="7.396cm" svg:y="8.158cm"><text:p text:style-name="P3"><text:span text:style-name="T1">div id=header-buttons <text:s/>class=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396cm" svg:y="8.737cm"><text:p text:style-name="P3"><text:span text:style-name="T2">ヘッダーのボタン群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6" draw:style-name="gr1"><draw:custom-shape draw:style-name="gr20" draw:text-style-name="P4" svg:width="7.845cm" svg:height="0.632cm" svg:x="8.086cm" svg:y="15.005cm"><text:p text:style-name="P3"><text:span text:style-name="T5">button class=button setting-butto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8.086cm" svg:y="15.64cm"><text:p text:style-name="P5">リンクのリストダイアログを出すボタン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4" draw:style-name="gr1"><draw:custom-shape draw:style-name="gr27" draw:text-style-name="P4" svg:width="7.845cm" svg:height="0.962cm" svg:x="8.001cm" svg:y="12.217cm"><text:p text:style-name="P3"><text:span text:style-name="T5">button class= button close-button</text:span></text:p><text:p text:style-name="P3"><text:span text:style-name="T5"><text:s/></text:span><text:span text:style-name="T5">value=</text:span><text:span text:style-name="T5">戻る </text:span><text:span text:style-name="T5">name=fig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8" draw:text-style-name="P5" svg:width="7.841cm" svg:height="0.95cm" svg:x="8.001cm" svg:y="13.184cm"><text:p text:style-name="P5">閉じるボタン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2" draw:style-name="gr1"><draw:custom-shape draw:style-name="gr20" draw:text-style-name="P4" svg:width="7.845cm" svg:height="0.632cm" svg:x="8.001cm" svg:y="10.095cm"><text:p text:style-name="P3"><text:span text:style-name="T5">span id=disp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5" svg:width="7.841cm" svg:height="0.623cm" svg:x="8.001cm" svg:y="10.73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8" draw:style-name="gr1"><draw:custom-shape draw:style-name="gr10" draw:text-style-name="P4" svg:width="7.845cm" svg:height="0.578cm" svg:x="6.768cm" svg:y="3.662cm"><text:p text:style-name="P3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68cm" svg:y="4.241cm"><text:p text:style-name="P3"><text:span text:style-name="T2">ヘッダーのタイトル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6" draw:style-name="gr1"><draw:custom-shape draw:style-name="gr10" draw:text-style-name="P4" svg:width="7.845cm" svg:height="0.578cm" svg:x="6.214cm" svg:y="1.769cm"><text:p text:style-name="P3"><text:span text:style-name="T1">div id=header <text:s/>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214cm" svg:y="2.348cm"><text:p text:style-name="P3"><text:span text:style-name="T2">ヘッダー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3" draw:style-name="gr1"><draw:custom-shape draw:style-name="gr12" draw:text-style-name="P4" svg:width="7.845cm" svg:height="0.865cm" svg:x="7.438cm" svg:y="5.569cm"><text:p text:style-name="P3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5" svg:width="7.841cm" svg:height="0.853cm" svg:x="7.438cm" svg:y="6.437cm"><text:p text:style-name="P3"><text:span text:style-name="T2">ページのタイトル</text:span></text:p><text:p text:style-name="P3"><text:span text:style-name="T6">「在庫管理」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181" draw:style-name="gr26" draw:text-style-name="P12" svg:width="1.19cm" svg:height="1.19cm" svg:x="9.726cm" svg:y="17.177cm"><text:p text:style-name="P3"><text:span text:style-name="T9">B</text:span></text:p></draw:circle><draw:line text:anchor-type="paragraph" draw:z-index="180" draw:style-name="gr6" draw:text-style-name="P7" svg:x1="10.046cm" svg:y1="2.914cm" svg:x2="10.046cm" svg:y2="3.662cm"><text:p/></draw:line><draw:line text:anchor-type="paragraph" draw:z-index="179" draw:style-name="gr6" draw:text-style-name="P7" svg:x1="10.288cm" svg:y1="16.263cm" svg:x2="10.288cm" svg:y2="17.111cm"><text:p/></draw:line><draw:line text:anchor-type="paragraph" draw:z-index="177" draw:style-name="gr6" draw:text-style-name="P7" svg:x1="10.761cm" svg:y1="14.132cm" svg:x2="10.761cm" svg:y2="14.98cm"><text:p/></draw:line><draw:line text:anchor-type="paragraph" draw:z-index="175" draw:style-name="gr6" draw:text-style-name="P7" svg:x1="10.733cm" svg:y1="11.353cm" svg:x2="10.733cm" svg:y2="12.201cm"><text:p/></draw:line><draw:line text:anchor-type="paragraph" draw:z-index="173" draw:style-name="gr6" draw:text-style-name="P7" svg:x1="10.733cm" svg:y1="9.306cm" svg:x2="10.733cm" svg:y2="10.154cm"><text:p/></draw:line><draw:custom-shape text:anchor-type="paragraph" draw:z-index="171" draw:style-name="gr5" draw:text-style-name="P6" svg:width="2.412cm" svg:height="1.177cm" svg:x="8.645cm" svg:y="-0.159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0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4">ヘッダ領域</text:span></text:p></draw:text-box></draw:frame><draw:line text:anchor-type="paragraph" draw:z-index="169" draw:style-name="gr6" draw:text-style-name="P7" svg:x1="9.791cm" svg:y1="0.924cm" svg:x2="9.791cm" svg:y2="1.772cm"><text:p/></draw:line><draw:line text:anchor-type="paragraph" draw:z-index="167" draw:style-name="gr6" draw:text-style-name="P7" svg:x1="10.13cm" svg:y1="4.821cm" svg:x2="10.13cm" svg:y2="5.569cm"><text:p/></draw:line><draw:line text:anchor-type="paragraph" draw:z-index="165" draw:style-name="gr4" draw:text-style-name="P3" svg:x1="4.916cm" svg:y1="-0.191cm" svg:x2="4.916cm" svg:y2="23.659cm"><text:p/></draw:line><draw:line text:anchor-type="paragraph" draw:z-index="164" draw:style-name="gr6" draw:text-style-name="P7" svg:x1="10.043cm" svg:y1="7.289cm" svg:x2="10.043cm" svg:y2="8.137cm"><text:p/></draw:line></text:p>
      <text:p text:style-name="P1"><draw:g text:anchor-type="paragraph" draw:z-index="201" draw:style-name="gr1"><draw:custom-shape draw:style-name="gr10" draw:text-style-name="P4" svg:width="7.845cm" svg:height="0.578cm" svg:x="8.573cm" svg:y="13.307cm"><text:p text:style-name="P3"><text:span text:style-name="T1">a href=#fig7-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573cm" svg:y="13.886cm"><text:p text:style-name="P3"><text:span text:style-name="T2">過去在庫タブ　「過去在庫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99" draw:style-name="gr1"><draw:custom-shape draw:style-name="gr10" draw:text-style-name="P4" svg:width="7.845cm" svg:height="0.578cm" svg:x="7.955cm" svg:y="11.363cm"><text:p text:style-name="P3"><text:span text:style-name="T1">l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955cm" svg:y="11.942cm"><text:p text:style-name="P3"><text:span text:style-name="T2">過去在庫タブのタブ自体の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97" draw:style-name="gr1"><draw:custom-shape draw:style-name="gr10" draw:text-style-name="P4" svg:width="7.845cm" svg:height="0.578cm" svg:x="8.573cm" svg:y="9.426cm"><text:p text:style-name="P3"><text:span text:style-name="T1">a href=#fig7-0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573cm" svg:y="10.005cm"><text:p text:style-name="P3"><text:span text:style-name="T2">在庫一覧タブ　「在庫一覧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92" draw:style-name="gr1"><draw:custom-shape draw:style-name="gr10" draw:text-style-name="P4" svg:width="7.845cm" svg:height="0.578cm" svg:x="7.955cm" svg:y="7.482cm"><text:p text:style-name="P3"><text:span text:style-name="T1">li id=defaul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955cm" svg:y="8.061cm"><text:p text:style-name="P3"><text:span text:style-name="T2">在庫一覧タブのタブ自体の領域　デフォルトで表示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7" draw:style-name="gr1"><draw:custom-shape draw:style-name="gr10" draw:text-style-name="P4" svg:width="7.845cm" svg:height="0.578cm" svg:x="6.768cm" svg:y="3.662cm"><text:p text:style-name="P3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68cm" svg:y="4.241cm"><text:p text:style-name="P3"><text:span text:style-name="T2">タブ全体領域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5" draw:style-name="gr1"><draw:custom-shape draw:style-name="gr10" draw:text-style-name="P4" svg:width="7.845cm" svg:height="0.578cm" svg:x="6.214cm" svg:y="1.769cm"><text:p text:style-name="P3"><text:span text:style-name="T1">div id = fig7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214cm" svg:y="2.348cm"><text:p text:style-name="P3"><text:span text:style-name="T15">fig7 </text:span><text:span text:style-name="T2">商品管理機能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2" draw:style-name="gr1"><draw:custom-shape draw:style-name="gr42" draw:text-style-name="P4" svg:width="7.845cm" svg:height="0.53cm" svg:x="7.438cm" svg:y="5.569cm"><text:p text:style-name="P3"><text:span text:style-name="T5">u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5" svg:width="7.841cm" svg:height="0.523cm" svg:x="7.438cm" svg:y="6.1cm"><text:p text:style-name="P3"><text:span text:style-name="T6">タブメニュー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00" draw:style-name="gr6" draw:text-style-name="P7" svg:x1="11.909cm" svg:y1="14.455cm" svg:x2="11.909cm" svg:y2="15.303cm"><text:p/></draw:line><draw:line text:anchor-type="paragraph" draw:z-index="198" draw:style-name="gr6" draw:text-style-name="P7" svg:x1="11.292cm" svg:y1="12.511cm" svg:x2="11.292cm" svg:y2="13.359cm"><text:p/></draw:line><draw:line text:anchor-type="paragraph" draw:z-index="196" draw:style-name="gr6" draw:text-style-name="P7" svg:x1="11.909cm" svg:y1="10.575cm" svg:x2="11.909cm" svg:y2="11.423cm"><text:p/></draw:line><draw:circle text:anchor-type="paragraph" draw:z-index="194" draw:style-name="gr26" draw:text-style-name="P12" svg:width="1.19cm" svg:height="1.19cm" svg:x="11.314cm" svg:y="15.289cm"><text:p text:style-name="P3"><text:span text:style-name="T9">C</text:span></text:p></draw:circle><draw:line text:anchor-type="paragraph" draw:z-index="193" draw:style-name="gr6" draw:text-style-name="P7" svg:x1="10.046cm" svg:y1="2.914cm" svg:x2="10.046cm" svg:y2="3.662cm"><text:p/></draw:line><draw:line text:anchor-type="paragraph" draw:z-index="191" draw:style-name="gr6" draw:text-style-name="P7" svg:x1="11.292cm" svg:y1="8.631cm" svg:x2="11.292cm" svg:y2="9.479cm"><text:p/></draw:line><draw:custom-shape text:anchor-type="paragraph" draw:z-index="190" draw:style-name="gr5" draw:text-style-name="P6" svg:width="2.412cm" svg:height="1.177cm" svg:x="8.645cm" svg:y="-0.159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9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4">タブメニュー領域</text:span></text:p></draw:text-box></draw:frame><draw:line text:anchor-type="paragraph" draw:z-index="188" draw:style-name="gr6" draw:text-style-name="P7" svg:x1="9.791cm" svg:y1="0.924cm" svg:x2="9.791cm" svg:y2="1.772cm"><text:p/></draw:line><draw:line text:anchor-type="paragraph" draw:z-index="186" draw:style-name="gr6" draw:text-style-name="P7" svg:x1="10.13cm" svg:y1="4.821cm" svg:x2="10.13cm" svg:y2="5.569cm"><text:p/></draw:line><draw:line text:anchor-type="paragraph" draw:z-index="184" draw:style-name="gr4" draw:text-style-name="P3" svg:x1="4.916cm" svg:y1="-0.191cm" svg:x2="4.916cm" svg:y2="23.659cm"><text:p/></draw:line><draw:line text:anchor-type="paragraph" draw:z-index="183" draw:style-name="gr6" draw:text-style-name="P7" svg:x1="10.19cm" svg:y1="6.622cm" svg:x2="10.19cm" svg:y2="7.47cm"><text:p/></draw:line></text:p>
      <text:p text:style-name="P1"><draw:g text:anchor-type="paragraph" draw:z-index="220" draw:style-name="gr1"><draw:custom-shape draw:style-name="gr48" draw:text-style-name="P4" svg:width="7.845cm" svg:height="0.899cm" svg:x="8.573cm" svg:y="17.306cm"><text:p text:style-name="P3"><text:span text:style-name="T1">input type=text class=</text:span></text:p><text:p text:style-name="P3"><text:span text:style-name="T1">sort-list textbox_S 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5" svg:width="7.841cm" svg:height="0.888cm" svg:x="8.573cm" svg:y="18.206cm"><text:p text:style-name="P3"><text:span text:style-name="T2">検索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18" draw:style-name="gr1"><draw:custom-shape draw:style-name="gr10" draw:text-style-name="P4" svg:width="7.845cm" svg:height="0.578cm" svg:x="8.513cm" svg:y="15.362cm"><text:p text:style-name="P3"><text:span text:style-name="T1">label for="search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513cm" svg:y="15.941cm"><text:p text:style-name="P3"><text:span text:style-name="T2">検索ラベル　「検索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16" draw:style-name="gr1"><draw:custom-shape draw:style-name="gr46" draw:text-style-name="P4" svg:width="8.245cm" svg:height="0.578cm" svg:x="7.837cm" svg:y="13.425cm"><text:p text:style-name="P3"><text:span text:style-name="T1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5" svg:width="8.242cm" svg:height="0.571cm" svg:x="7.837cm" svg:y="14.004cm"><text:p text:style-name="P3"><text:span text:style-name="T2">検索機能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12" draw:style-name="gr1"><draw:custom-shape draw:style-name="gr44" draw:text-style-name="P4" svg:width="8.363cm" svg:height="1.077cm" svg:x="7.955cm" svg:y="7.482cm"><text:p text:style-name="P3"><text:span text:style-name="T1">button name=fig7 class=button add-button add-record</text:span></text:p><text:p text:style-name="P3"><text:span text:style-name="T1"><text:s/></text:span><text:span text:style-name="T1">id=add_button value=</text:span><text:span text:style-name="T1">追加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5" svg:width="8.36cm" svg:height="1.063cm" svg:x="7.955cm" svg:y="8.562cm"><text:p text:style-name="P3"><text:span text:style-name="T2">追加ボタン　「追加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7" draw:style-name="gr1"><draw:custom-shape draw:style-name="gr10" draw:text-style-name="P4" svg:width="7.845cm" svg:height="0.578cm" svg:x="6.768cm" svg:y="3.662cm"><text:p text:style-name="P3"><text:span text:style-name="T1">div id=fig7-0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68cm" svg:y="4.241cm"><text:p text:style-name="P3"><text:span text:style-name="T2">在庫一覧タブ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5" draw:style-name="gr1"><draw:custom-shape draw:style-name="gr10" draw:text-style-name="P4" svg:width="7.845cm" svg:height="0.578cm" svg:x="6.214cm" svg:y="1.769cm"><text:p text:style-name="P3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214cm" svg:y="2.348cm"><text:p text:style-name="P3"><text:span text:style-name="T2">タブパネル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2" draw:style-name="gr1"><draw:custom-shape draw:style-name="gr42" draw:text-style-name="P4" svg:width="7.845cm" svg:height="0.53cm" svg:x="7.438cm" svg:y="5.569cm"><text:p text:style-name="P3"><text:span text:style-name="T5">div class=line half_line edit_buttons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5" svg:width="7.841cm" svg:height="0.523cm" svg:x="7.438cm" svg:y="6.1cm"><text:p text:style-name="P3"><text:span text:style-name="T6">リスト編集用ボタン群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2" draw:style-name="gr1"><draw:custom-shape draw:style-name="gr44" draw:text-style-name="P4" svg:width="8.363cm" svg:height="1.077cm" svg:x="7.878cm" svg:y="10.435cm"><text:p text:style-name="P3"><text:span text:style-name="T1">button type=button name=node_devide id=node_devide </text:span></text:p><text:p text:style-name="P3"><text:span text:style-name="T1">class=button devide_button normal-button value=</text:span><text:span text:style-name="T1">ノ分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5" svg:width="8.36cm" svg:height="1.063cm" svg:x="7.878cm" svg:y="11.515cm"><text:p text:style-name="P3"><text:span text:style-name="T2">ノード分割ボタン　「ノ分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3" draw:style-name="gr1"><draw:custom-shape draw:style-name="gr48" draw:text-style-name="P4" svg:width="7.845cm" svg:height="0.899cm" svg:x="8.573cm" svg:y="19.775cm"><text:p text:style-name="P3"><text:span text:style-name="T1">button type=button name=on-search</text:span></text:p><text:p text:style-name="P3"><text:span text:style-name="T1"><text:s/></text:span><text:span text:style-name="T1">id=on_search class=button on-search value=</text:span><text:span text:style-name="T1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5" svg:width="7.841cm" svg:height="0.888cm" svg:x="8.573cm" svg:y="20.675cm"><text:p text:style-name="P3"><text:span text:style-name="T2">検索ボタン　「検索」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19" draw:style-name="gr6" draw:text-style-name="P7" svg:x1="11.909cm" svg:y1="21.483cm" svg:x2="11.909cm" svg:y2="22.331cm"><text:p/></draw:line><draw:line text:anchor-type="paragraph" draw:z-index="217" draw:style-name="gr6" draw:text-style-name="P7" svg:x1="11.292cm" svg:y1="16.51cm" svg:x2="11.292cm" svg:y2="17.358cm"><text:p/></draw:line><draw:line text:anchor-type="paragraph" draw:z-index="215" draw:style-name="gr6" draw:text-style-name="P7" svg:x1="11.909cm" svg:y1="14.573cm" svg:x2="11.909cm" svg:y2="15.421cm"><text:p/></draw:line><draw:circle text:anchor-type="paragraph" draw:z-index="214" draw:style-name="gr26" draw:text-style-name="P12" svg:width="1.19cm" svg:height="1.19cm" svg:x="11.314cm" svg:y="22.347cm"><text:p text:style-name="P3"><text:span text:style-name="T9">D</text:span></text:p></draw:circle><draw:line text:anchor-type="paragraph" draw:z-index="213" draw:style-name="gr6" draw:text-style-name="P7" svg:x1="10.046cm" svg:y1="2.914cm" svg:x2="10.046cm" svg:y2="3.662cm"><text:p/></draw:line><draw:line text:anchor-type="paragraph" draw:z-index="211" draw:style-name="gr6" draw:text-style-name="P7" svg:x1="11.763cm" svg:y1="9.624cm" svg:x2="11.763cm" svg:y2="10.472cm"><text:p/></draw:line><draw:custom-shape text:anchor-type="paragraph" draw:z-index="210" draw:style-name="gr5" draw:text-style-name="P6" svg:width="2.412cm" svg:height="1.177cm" svg:x="8.645cm" svg:y="-0.159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9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4">タブパネル</text:span><text:span text:style-name="T4">(</text:span><text:span text:style-name="T4">在庫一覧</text:span><text:span text:style-name="T4">)</text:span></text:p><text:p><text:span text:style-name="T4">領域</text:span></text:p></draw:text-box></draw:frame><draw:line text:anchor-type="paragraph" draw:z-index="208" draw:style-name="gr6" draw:text-style-name="P7" svg:x1="9.791cm" svg:y1="0.924cm" svg:x2="9.791cm" svg:y2="1.772cm"><text:p/></draw:line><draw:line text:anchor-type="paragraph" draw:z-index="206" draw:style-name="gr6" draw:text-style-name="P7" svg:x1="10.13cm" svg:y1="4.821cm" svg:x2="10.13cm" svg:y2="5.569cm"><text:p/></draw:line><draw:line text:anchor-type="paragraph" draw:z-index="204" draw:style-name="gr4" draw:text-style-name="P3" svg:x1="4.916cm" svg:y1="-0.191cm" svg:x2="4.916cm" svg:y2="23.659cm"><text:p/></draw:line><draw:line text:anchor-type="paragraph" draw:z-index="203" draw:style-name="gr6" draw:text-style-name="P7" svg:x1="10.19cm" svg:y1="6.622cm" svg:x2="10.19cm" svg:y2="7.47cm"><text:p/></draw:line><draw:line text:anchor-type="paragraph" draw:z-index="221" draw:style-name="gr6" draw:text-style-name="P7" svg:x1="11.685cm" svg:y1="12.577cm" svg:x2="11.685cm" svg:y2="13.425cm"><text:p/></draw:line><draw:line text:anchor-type="paragraph" draw:z-index="224" draw:style-name="gr6" draw:text-style-name="P7" svg:x1="11.292cm" svg:y1="19.092cm" svg:x2="11.292cm" svg:y2="19.775cm"><text:p/></draw:line></text:p>
      <text:p text:style-name="P1"><draw:g text:anchor-type="paragraph" draw:z-index="238" draw:style-name="gr1"><draw:custom-shape draw:style-name="gr52" draw:text-style-name="P4" svg:width="10.224cm" svg:height="0.578cm" svg:x="6.214cm" svg:y="11.204cm"><text:p text:style-name="P3"><text:span text:style-name="T1">table id=fig7-0-list class=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5" svg:width="10.221cm" svg:height="0.571cm" svg:x="6.214cm" svg:y="11.783cm"><text:p text:style-name="P3"><text:span text:style-name="T15">JQ Grid</text:span><text:span text:style-name="T2">によりリストを形成する</text:span><text:span text:style-name="T16">table</text:span><text:span text:style-name="T2">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36" draw:style-name="gr1"><draw:custom-shape draw:style-name="gr52" draw:text-style-name="P4" svg:width="10.224cm" svg:height="0.578cm" svg:x="6.214cm" svg:y="9.294cm"><text:p text:style-name="P3"><text:span text:style-name="T1">div class=wrap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5" svg:width="10.221cm" svg:height="0.571cm" svg:x="6.214cm" svg:y="9.873cm"><text:p text:style-name="P3"><text:span text:style-name="T2">リストを包むタグ。リストが他の</text:span><text:span text:style-name="T2">float</text:span><text:span text:style-name="T2">要素に回り込むのを阻止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30" draw:style-name="gr1"><draw:custom-shape draw:style-name="gr10" draw:text-style-name="P4" svg:width="7.845cm" svg:height="0.578cm" svg:x="6.768cm" svg:y="3.662cm"><text:p text:style-name="P3"><text:span text:style-name="T1">label for=sort-by-product-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68cm" svg:y="4.241cm"><text:p text:style-name="P3"><text:span text:style-name="T2">コンボボックスのラベル　「絞込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8" draw:style-name="gr1"><draw:custom-shape draw:style-name="gr10" draw:text-style-name="P4" svg:width="7.845cm" svg:height="0.578cm" svg:x="6.214cm" svg:y="1.769cm"><text:p text:style-name="P3"><text:span text:style-name="T1">div class=half_line parallel-text 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214cm" svg:y="2.348cm"><text:p text:style-name="P3"><text:span text:style-name="T2">製品種別による絞り込みのコンボ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5" draw:style-name="gr1"><draw:custom-shape draw:style-name="gr50" draw:text-style-name="P4" svg:width="7.845cm" svg:height="1.445cm" svg:x="6.763cm" svg:y="5.569cm"><text:p text:style-name="P3"><text:span text:style-name="T5">input type=text name=sort-by-product-type</text:span></text:p><text:p text:style-name="P3"><text:span text:style-name="T5"><text:s/></text:span><text:span text:style-name="T5">id=sort-by-product-type </text:span></text:p><text:p text:style-name="P3"><text:span text:style-name="T5">class= pulldown-menu categories textbox_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5" svg:width="7.841cm" svg:height="1.426cm" svg:x="6.763cm" svg:y="7.021cm"><text:p text:style-name="P3"><text:span text:style-name="T6">絞込テキストボックス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39" draw:style-name="gr6" draw:text-style-name="P7" svg:x1="10.046cm" svg:y1="12.349cm" svg:x2="10.046cm" svg:y2="13.097cm"><text:p/></draw:line><draw:line text:anchor-type="paragraph" draw:z-index="237" draw:style-name="gr6" draw:text-style-name="P7" svg:x1="10.046cm" svg:y1="10.439cm" svg:x2="10.046cm" svg:y2="11.187cm"><text:p/></draw:line><draw:circle text:anchor-type="paragraph" draw:z-index="235" draw:style-name="gr26" draw:text-style-name="P12" svg:width="1.19cm" svg:height="1.19cm" svg:x="9.433cm" svg:y="13.116cm"><text:p text:style-name="P3"><text:span text:style-name="T9">E</text:span></text:p></draw:circle><draw:line text:anchor-type="paragraph" draw:z-index="234" draw:style-name="gr6" draw:text-style-name="P7" svg:x1="10.046cm" svg:y1="2.914cm" svg:x2="10.046cm" svg:y2="3.662cm"><text:p/></draw:line><draw:custom-shape text:anchor-type="paragraph" draw:z-index="233" draw:style-name="gr5" draw:text-style-name="P6" svg:width="2.412cm" svg:height="1.177cm" svg:x="8.645cm" svg:y="-0.159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2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4">タブパネル</text:span><text:span text:style-name="T4">(</text:span><text:span text:style-name="T4">在庫一覧</text:span><text:span text:style-name="T4">)</text:span></text:p><text:p><text:span text:style-name="T4">領域</text:span></text:p></draw:text-box></draw:frame><draw:line text:anchor-type="paragraph" draw:z-index="231" draw:style-name="gr6" draw:text-style-name="P7" svg:x1="9.791cm" svg:y1="0.924cm" svg:x2="9.791cm" svg:y2="1.772cm"><text:p/></draw:line><draw:line text:anchor-type="paragraph" draw:z-index="229" draw:style-name="gr6" draw:text-style-name="P7" svg:x1="10.13cm" svg:y1="4.821cm" svg:x2="10.13cm" svg:y2="5.569cm"><text:p/></draw:line><draw:line text:anchor-type="paragraph" draw:z-index="227" draw:style-name="gr4" draw:text-style-name="P3" svg:x1="4.916cm" svg:y1="-0.191cm" svg:x2="4.916cm" svg:y2="23.659cm"><text:p/></draw:line><draw:line text:anchor-type="paragraph" draw:z-index="226" draw:style-name="gr6" draw:text-style-name="P7" svg:x1="10.218cm" svg:y1="8.446cm" svg:x2="10.218cm" svg:y2="9.294cm"><text:p/></draw:line></text:p>
      <text:p text:style-name="P1"><draw:g text:anchor-type="paragraph" draw:z-index="263" draw:style-name="gr1"><draw:custom-shape draw:style-name="gr58" draw:text-style-name="P4" svg:width="10.224cm" svg:height="0.447cm" svg:x="7.154cm" svg:y="21.024cm"><text:p text:style-name="P3"><text:span text:style-name="T1">table id=fig7-1-list class=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9" draw:text-style-name="P5" svg:width="10.221cm" svg:height="0.442cm" svg:x="7.154cm" svg:y="21.47cm"><text:p text:style-name="P3"><text:span text:style-name="T15">JQ Grid</text:span><text:span text:style-name="T2">によりリストを形成する</text:span><text:span text:style-name="T16">table</text:span><text:span text:style-name="T2">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1" draw:style-name="gr1"><draw:custom-shape draw:style-name="gr56" draw:text-style-name="P4" svg:width="10.224cm" svg:height="0.419cm" svg:x="7.154cm" svg:y="19.495cm"><text:p text:style-name="P3"><text:span text:style-name="T1">div class=wrap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5" svg:width="10.221cm" svg:height="0.414cm" svg:x="7.154cm" svg:y="19.913cm"><text:p text:style-name="P3"><text:span text:style-name="T2">リストを包むタグ。リストが他の</text:span><text:span text:style-name="T2">float</text:span><text:span text:style-name="T2">要素に回り込むのを阻止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9" draw:style-name="gr1"><draw:custom-shape draw:style-name="gr10" draw:text-style-name="P4" svg:width="7.845cm" svg:height="0.578cm" svg:x="7.708cm" svg:y="14.912cm"><text:p text:style-name="P3"><text:span text:style-name="T1">label for=sort-by-product-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708cm" svg:y="15.491cm"><text:p text:style-name="P3"><text:span text:style-name="T2">コンボボックスのラベル　「絞込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7" draw:style-name="gr1"><draw:custom-shape draw:style-name="gr10" draw:text-style-name="P4" svg:width="7.845cm" svg:height="0.578cm" svg:x="7.154cm" svg:y="13.019cm"><text:p text:style-name="P3"><text:span text:style-name="T1">div class=half_line parallel-text 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154cm" svg:y="13.598cm"><text:p text:style-name="P3"><text:span text:style-name="T2">製品種別による絞り込みのコンボボックス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5" draw:style-name="gr1"><draw:custom-shape draw:style-name="gr54" draw:text-style-name="P4" svg:width="10.588cm" svg:height="0.904cm" svg:x="7.703cm" svg:y="16.819cm"><text:p text:style-name="P3"><text:span text:style-name="T5">input type=text name=sort-by-product-type id=sort-by-product-type </text:span></text:p><text:p text:style-name="P3"><text:span text:style-name="T5">class= pulldown-menu categories textbox_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55" draw:text-style-name="P5" svg:width="10.582cm" svg:height="0.892cm" svg:x="7.703cm" svg:y="17.729cm"><text:p text:style-name="P3"><text:span text:style-name="T6">絞込テキストボックス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53" draw:style-name="gr1"><draw:custom-shape draw:style-name="gr48" draw:text-style-name="P4" svg:width="7.845cm" svg:height="0.899cm" svg:x="7.925cm" svg:y="10.425cm"><text:p text:style-name="P3"><text:span text:style-name="T1">button type=button name=on-search</text:span></text:p><text:p text:style-name="P3"><text:span text:style-name="T1"><text:s/></text:span><text:span text:style-name="T1">id=on_search class=button on-search value=</text:span><text:span text:style-name="T1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5" svg:width="7.841cm" svg:height="0.888cm" svg:x="7.925cm" svg:y="11.325cm"><text:p text:style-name="P3"><text:span text:style-name="T2">検索ボタン　「検索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2" draw:style-name="gr1"><draw:custom-shape draw:style-name="gr48" draw:text-style-name="P4" svg:width="7.845cm" svg:height="0.899cm" svg:x="7.925cm" svg:y="7.955cm"><text:p text:style-name="P3"><text:span text:style-name="T1">input type=text class=</text:span></text:p><text:p text:style-name="P3"><text:span text:style-name="T1">sort-list textbox_S name=search-list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49" draw:text-style-name="P5" svg:width="7.841cm" svg:height="0.888cm" svg:x="7.925cm" svg:y="8.855cm"><text:p text:style-name="P3"><text:span text:style-name="T2">検索テキストボックス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50" draw:style-name="gr1"><draw:custom-shape draw:style-name="gr10" draw:text-style-name="P4" svg:width="7.845cm" svg:height="0.578cm" svg:x="7.837cm" svg:y="6.011cm"><text:p text:style-name="P3"><text:span text:style-name="T1">label for="search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837cm" svg:y="6.59cm"><text:p text:style-name="P3"><text:span text:style-name="T2">検索ラベル　「検索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8" draw:style-name="gr1"><draw:custom-shape draw:style-name="gr46" draw:text-style-name="P4" svg:width="8.245cm" svg:height="0.578cm" svg:x="7.19cm" svg:y="4.075cm"><text:p text:style-name="P3"><text:span text:style-name="T1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5" svg:width="8.242cm" svg:height="0.571cm" svg:x="7.19cm" svg:y="4.654cm"><text:p text:style-name="P3"><text:span text:style-name="T2">検索機能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2" draw:style-name="gr1"><draw:custom-shape draw:style-name="gr10" draw:text-style-name="P4" svg:width="7.845cm" svg:height="0.578cm" svg:x="6.738cm" svg:y="2.104cm"><text:p text:style-name="P3"><text:span text:style-name="T1">div id=fig7-1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38cm" svg:y="2.683cm"><text:p text:style-name="P3"><text:span text:style-name="T2">過去在庫タブ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64" draw:style-name="gr6" draw:text-style-name="P7" svg:x1="10.986cm" svg:y1="21.911cm" svg:x2="10.986cm" svg:y2="22.659cm"><text:p/></draw:line><draw:line text:anchor-type="paragraph" draw:z-index="262" draw:style-name="gr6" draw:text-style-name="P7" svg:x1="10.986cm" svg:y1="20.325cm" svg:x2="10.986cm" svg:y2="21.073cm"><text:p/></draw:line><draw:line text:anchor-type="paragraph" draw:z-index="260" draw:style-name="gr6" draw:text-style-name="P7" svg:x1="10.986cm" svg:y1="14.164cm" svg:x2="10.986cm" svg:y2="14.912cm"><text:p/></draw:line><draw:line text:anchor-type="paragraph" draw:z-index="258" draw:style-name="gr6" draw:text-style-name="P7" svg:x1="11.071cm" svg:y1="16.071cm" svg:x2="11.071cm" svg:y2="16.819cm"><text:p/></draw:line><draw:line text:anchor-type="paragraph" draw:z-index="256" draw:style-name="gr6" draw:text-style-name="P7" svg:x1="11.158cm" svg:y1="18.62cm" svg:x2="11.158cm" svg:y2="19.468cm"><text:p/></draw:line><draw:line text:anchor-type="paragraph" draw:z-index="254" draw:style-name="gr6" draw:text-style-name="P7" svg:x1="10.645cm" svg:y1="9.742cm" svg:x2="10.645cm" svg:y2="10.425cm"><text:p/></draw:line><draw:line text:anchor-type="paragraph" draw:z-index="251" draw:style-name="gr6" draw:text-style-name="P7" svg:x1="11.262cm" svg:y1="12.132cm" svg:x2="11.262cm" svg:y2="12.98cm"><text:p/></draw:line><draw:line text:anchor-type="paragraph" draw:z-index="249" draw:style-name="gr6" draw:text-style-name="P7" svg:x1="10.645cm" svg:y1="7.16cm" svg:x2="10.645cm" svg:y2="8.008cm"><text:p/></draw:line><draw:line text:anchor-type="paragraph" draw:z-index="247" draw:style-name="gr6" draw:text-style-name="P7" svg:x1="11.262cm" svg:y1="5.223cm" svg:x2="11.262cm" svg:y2="6.071cm"><text:p/></draw:line><draw:circle text:anchor-type="paragraph" draw:z-index="246" draw:style-name="gr26" draw:text-style-name="P12" svg:width="1.19cm" svg:height="1.19cm" svg:x="10.402cm" svg:y="22.67cm"><text:p text:style-name="P3"><text:span text:style-name="T9">F</text:span></text:p></draw:circle><draw:custom-shape text:anchor-type="paragraph" draw:z-index="245" draw:style-name="gr5" draw:text-style-name="P6" svg:width="2.412cm" svg:height="1.177cm" svg:x="6.969cm" svg:y="0.048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4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4">タブパネル</text:span><text:span text:style-name="T4">(</text:span><text:span text:style-name="T4">過去在庫</text:span><text:span text:style-name="T4">)</text:span></text:p><text:p><text:span text:style-name="T4">領域</text:span></text:p></draw:text-box></draw:frame><draw:line text:anchor-type="paragraph" draw:z-index="243" draw:style-name="gr6" draw:text-style-name="P7" svg:x1="8.203cm" svg:y1="1.256cm" svg:x2="8.203cm" svg:y2="2.104cm"><text:p/></draw:line><draw:line text:anchor-type="paragraph" draw:z-index="241" draw:style-name="gr6" draw:text-style-name="P7" svg:x1="8.218cm" svg:y1="3.252cm" svg:x2="8.218cm" svg:y2="4cm"><text:p/></draw:line><draw:line text:anchor-type="paragraph" draw:z-index="240" draw:style-name="gr4" draw:text-style-name="P3" svg:x1="4.916cm" svg:y1="-0.191cm" svg:x2="4.916cm" svg:y2="23.659cm"><text:p/></draw:line></text:p>
      <text:p text:style-name="P1"><draw:g text:anchor-type="paragraph" draw:z-index="280" draw:style-name="gr1"><draw:custom-shape draw:style-name="gr60" draw:text-style-name="P4" svg:width="7.845cm" svg:height="0.883cm" svg:x="7.25cm" svg:y="12.157cm"><text:p text:style-name="P3"><text:span text:style-name="T1">input type=text id=devide_quantity</text:span></text:p><text:p text:style-name="P3"><text:span text:style-name="T1"><text:s/></text:span><text:span text:style-name="T1">class=devide_quantity name=devide_quantit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1" draw:text-style-name="P5" svg:width="7.841cm" svg:height="0.872cm" svg:x="7.25cm" svg:y="13.042cm"><text:p text:style-name="P3"><text:span text:style-name="T2">分割する個数を入力するテキストボックス「個 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8" draw:style-name="gr1"><draw:custom-shape draw:style-name="gr10" draw:text-style-name="P4" svg:width="7.845cm" svg:height="0.578cm" svg:x="7.25cm" svg:y="10.098cm"><text:p text:style-name="P3"><text:span text:style-name="T1">b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25cm" svg:y="10.677cm"><text:p text:style-name="P3"><text:span text:style-name="T2">改行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6" draw:style-name="gr1"><draw:custom-shape draw:style-name="gr10" draw:text-style-name="P4" svg:width="7.845cm" svg:height="0.578cm" svg:x="7.25cm" svg:y="8.1cm"><text:p text:style-name="P3"><text:span text:style-name="T1">b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25cm" svg:y="8.679cm"><text:p text:style-name="P3"><text:span text:style-name="T2">改行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4" draw:style-name="gr1"><draw:custom-shape draw:style-name="gr10" draw:text-style-name="P4" svg:width="7.845cm" svg:height="0.578cm" svg:x="7.161cm" svg:y="6.011cm"><text:p text:style-name="P3"><text:span text:style-name="T1">b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161cm" svg:y="6.59cm"><text:p text:style-name="P3"><text:span text:style-name="T2">ガイドメッセージと改行　「個数を指定してください。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2" draw:style-name="gr1"><draw:custom-shape draw:style-name="gr46" draw:text-style-name="P4" svg:width="8.245cm" svg:height="0.578cm" svg:x="7.19cm" svg:y="4.075cm"><text:p text:style-name="P3"><text:span text:style-name="T1"/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5" svg:width="8.242cm" svg:height="0.571cm" svg:x="7.19cm" svg:y="4.654cm"><text:p text:style-name="P3"><text:span text:style-name="T2">テキスト「ロットをノード化します。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7" draw:style-name="gr1"><draw:custom-shape draw:style-name="gr10" draw:text-style-name="P4" svg:width="7.845cm" svg:height="0.578cm" svg:x="6.738cm" svg:y="2.104cm"><text:p text:style-name="P3"><text:span text:style-name="T1">div id=devide_no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738cm" svg:y="2.683cm"><text:p text:style-name="P3"><text:span text:style-name="T2">ノード分割のダイアログ</text:span>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281" draw:style-name="gr5" draw:text-style-name="P6" svg:width="2.412cm" svg:height="1.177cm" svg:x="8.821cm" svg:y="14.78cm"><text:p text:style-name="P3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9" draw:style-name="gr6" draw:text-style-name="P7" svg:x1="10.057cm" svg:y1="13.914cm" svg:x2="10.057cm" svg:y2="14.762cm"><text:p/></draw:line><draw:line text:anchor-type="paragraph" draw:z-index="277" draw:style-name="gr6" draw:text-style-name="P7" svg:x1="10.057cm" svg:y1="11.247cm" svg:x2="10.057cm" svg:y2="12.095cm"><text:p/></draw:line><draw:line text:anchor-type="paragraph" draw:z-index="275" draw:style-name="gr6" draw:text-style-name="P7" svg:x1="10.057cm" svg:y1="9.248cm" svg:x2="10.057cm" svg:y2="10.096cm"><text:p/></draw:line><draw:line text:anchor-type="paragraph" draw:z-index="273" draw:style-name="gr6" draw:text-style-name="P7" svg:x1="10.645cm" svg:y1="7.16cm" svg:x2="10.645cm" svg:y2="8.008cm"><text:p/></draw:line><draw:line text:anchor-type="paragraph" draw:z-index="271" draw:style-name="gr6" draw:text-style-name="P7" svg:x1="11.262cm" svg:y1="5.223cm" svg:x2="11.262cm" svg:y2="6.071cm"><text:p/></draw:line><draw:custom-shape text:anchor-type="paragraph" draw:z-index="270" draw:style-name="gr5" draw:text-style-name="P6" svg:width="2.412cm" svg:height="1.177cm" svg:x="6.969cm" svg:y="0.048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9" draw:style-name="gr7" draw:text-style-name="P8" svg:width="4.931cm" svg:height="14.396cm" svg:x="-0.014cm" svg:y="0.265cm"><draw:text-box><text:p><text:span text:style-name="T4">　</text:span><text:span text:style-name="T4">fig7.html</text:span><text:span text:style-name="T4">の続き</text:span></text:p><text:p><text:span text:style-name="T4"/></text:p><text:p><text:span text:style-name="T17">ノード分割のダイアログ</text:span></text:p><text:p><text:span text:style-name="T4">領域</text:span></text:p></draw:text-box></draw:frame><draw:line text:anchor-type="paragraph" draw:z-index="268" draw:style-name="gr6" draw:text-style-name="P7" svg:x1="8.203cm" svg:y1="1.256cm" svg:x2="8.203cm" svg:y2="2.104cm"><text:p/></draw:line><draw:line text:anchor-type="paragraph" draw:z-index="266" draw:style-name="gr6" draw:text-style-name="P7" svg:x1="8.218cm" svg:y1="3.252cm" svg:x2="8.218cm" svg:y2="4cm"><text:p/></draw:line><draw:line text:anchor-type="paragraph" draw:z-index="265" draw:style-name="gr4" draw:text-style-name="P3" svg:x1="4.916cm" svg:y1="-0.191cm" svg:x2="4.916cm" svg:y2="23.659cm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 Pゴシック1" svg:font-family="'MS  Pゴシック'"/>
    <style:font-face style:name="MSPゴシック" svg:font-family="MSPゴシック"/>
    <style:font-face style:name="Arial Unicode MS1" svg:font-family="'Arial Unicode MS'" style:font-family-generic="swiss"/>
    <style:font-face style:name="MS  Pゴシック" svg:font-family="'MS  Pゴシック'" style:font-family-generic="swiss"/>
    <style:font-face style:name="MSPゴシック1" svg:font-family="MSPゴシック" style:font-family-generic="swiss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5.2$Windows_x86 LibreOffice_project/3a87456aaa6a95c63eea1c1b3201acedf0751bd5</meta:generator>
    <dc:date>2015-05-01T22:46:51.536000000</dc:date>
    <meta:editing-duration>PT1H15M12S</meta:editing-duration>
    <meta:editing-cycles>15</meta:editing-cycles>
    <meta:document-statistic meta:table-count="0" meta:image-count="0" meta:object-count="0" meta:page-count="14" meta:paragraph-count="1" meta:word-count="0" meta:character-count="1" meta:non-whitespace-character-count="0"/>
  </office:meta>
</office:document-meta>
</file>